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c8526" draw:fill="none" draw:fill-color="#cccccc" draw:textarea-horizontal-align="justify" draw:textarea-vertical-align="middle" draw:auto-grow-height="false" fo:min-height="19.75cm" fo:min-width="28.5cm"/>
    </style:style>
    <style:style style:name="gr2" style:family="graphic" style:parent-style-name="standard">
      <style:graphic-properties svg:stroke-width="0.6cm" svg:stroke-color="#000000" draw:marker-start-width="1.606cm" draw:marker-end-width="1.606cm" draw:stroke-linejoin="round" draw:fill="none" draw:fill-color="#ffffff" draw:textarea-horizontal-align="justify" draw:textarea-vertical-align="middle" draw:auto-grow-height="false" fo:min-height="25.942cm" fo:min-width="16.092cm" fo:padding-top="0.429cm" fo:padding-bottom="0.429cm" fo:padding-left="0.554cm" fo:padding-right="0.554cm"/>
    </style:style>
    <style:style style:name="gr3" style:family="graphic" style:parent-style-name="standard">
      <style:graphic-properties svg:stroke-width="0.6cm" svg:stroke-color="#000000" draw:marker-start-width="0.955cm" draw:marker-end-width="0.955cm" draw:stroke-linejoin="round" draw:fill="solid" draw:fill-color="#000000" draw:textarea-horizontal-align="justify" draw:textarea-vertical-align="middle" draw:auto-grow-height="false" fo:min-height="8.342cm" fo:min-width="14.492cm" fo:padding-top="0.429cm" fo:padding-bottom="0.429cm" fo:padding-left="0.554cm" fo:padding-right="0.554cm"/>
    </style:style>
    <style:style style:name="gr4" style:family="graphic" style:parent-style-name="measure">
      <style:graphic-properties draw:textarea-vertical-align="middle" draw:line-distance="0.6cm"/>
    </style:style>
    <style:style style:name="gr5" style:family="graphic" style:parent-style-name="measure" style:list-style-name="L1">
      <style:graphic-properties draw:textarea-vertical-align="middle" draw:line-distance="0.6cm"/>
    </style:style>
    <style:style style:name="gr6" style:family="graphic" style:parent-style-name="standard">
      <style:graphic-properties svg:stroke-width="0.6cm" svg:stroke-color="#000000" draw:marker-start-width="0.955cm" draw:marker-end-width="0.955cm" draw:stroke-linejoin="round" draw:fill="solid" draw:fill-color="#000000" draw:textarea-horizontal-align="justify" draw:textarea-vertical-align="middle" draw:auto-grow-height="false" fo:min-height="5.542cm" fo:min-width="14.492cm" fo:padding-top="0.429cm" fo:padding-bottom="0.429cm" fo:padding-left="0.554cm" fo:padding-right="0.554cm"/>
    </style:style>
    <style:style style:name="gr7" style:family="graphic" style:parent-style-name="standard">
      <style:graphic-properties svg:stroke-width="0.6cm" svg:stroke-color="#000000" draw:marker-start-width="0.955cm" draw:marker-end-width="0.955cm" draw:stroke-linejoin="round" draw:fill="solid" draw:fill-color="#000000" draw:textarea-horizontal-align="justify" draw:textarea-vertical-align="middle" draw:auto-grow-height="false" fo:min-height="7.542cm" fo:min-width="14.492cm" fo:padding-top="0.429cm" fo:padding-bottom="0.429cm" fo:padding-left="0.554cm" fo:padding-right="0.554cm"/>
    </style:style>
    <style:style style:name="gr8" style:family="graphic" style:parent-style-name="measure">
      <style:graphic-properties draw:textarea-vertical-align="middle" draw:line-distance="0.2cm"/>
    </style:style>
    <style:style style:name="gr9" style:family="graphic" style:parent-style-name="measure" style:list-style-name="L1">
      <style:graphic-properties draw:textarea-vertical-align="middle" draw:line-distance="0.6cm"/>
    </style:style>
    <style:style style:name="gr10" style:family="graphic" style:parent-style-name="measure" style:list-style-name="L1">
      <style:graphic-properties draw:textarea-vertical-align="middle" draw:line-distance="0.6cm"/>
    </style:style>
    <style:style style:name="gr11" style:family="graphic" style:parent-style-name="measure" style:list-style-name="L1">
      <style:graphic-properties draw:textarea-vertical-align="middle" draw:line-distance="0.2cm"/>
    </style:style>
    <style:style style:name="gr12" style:family="graphic" style:parent-style-name="measure" style:list-style-name="L1">
      <style:graphic-properties draw:textarea-vertical-align="middle" draw:line-distance="0.2cm"/>
    </style:style>
    <style:style style:name="gr13" style:family="graphic" style:parent-style-name="measure" style:list-style-name="L1">
      <style:graphic-properties draw:textarea-vertical-align="middle" draw:line-distance="0.2cm"/>
    </style:style>
    <style:style style:name="gr14" style:family="graphic" style:parent-style-name="standard">
      <style:graphic-properties draw:stroke="none" svg:stroke-width="0.201cm" svg:stroke-color="#000000" draw:marker-start-width="0.502cm" draw:marker-end-width="0.502cm" draw:stroke-linejoin="miter" draw:fill="hatch" draw:fill-color="#cccccc" draw:fill-hatch-name="Black_20_45_20_Degrees_20_Wide" draw:fill-hatch-solid="true" draw:textarea-horizontal-align="right" draw:textarea-vertical-align="middle" draw:auto-grow-height="false" fo:min-height="7.148cm" fo:min-width="0.494cm" fo:padding-top="0.226cm" fo:padding-bottom="0.226cm" fo:padding-left="0.351cm" fo:padding-right="0.351cm"/>
    </style:style>
    <style:style style:name="gr15" style:family="graphic" style:parent-style-name="standard">
      <style:graphic-properties draw:stroke="none" svg:stroke-width="0.201cm" svg:stroke-color="#000000" draw:marker-start-width="0.502cm" draw:marker-end-width="0.502cm" draw:stroke-linejoin="miter" draw:fill="hatch" draw:fill-color="#cccccc" draw:fill-hatch-name="Black_20_45_20_Degrees_20_Wide" draw:fill-hatch-solid="true" draw:textarea-horizontal-align="right" draw:textarea-vertical-align="middle" draw:auto-grow-height="false" fo:min-height="0.748cm" fo:min-width="5.297cm" fo:padding-top="0.226cm" fo:padding-bottom="0.226cm" fo:padding-left="0.351cm" fo:padding-right="0.351cm"/>
    </style:style>
    <style:style style:name="gr16" style:family="graphic" style:parent-style-name="standard">
      <style:graphic-properties draw:stroke="none" draw:fill-color="#cccccc" draw:textarea-horizontal-align="justify" draw:textarea-vertical-align="middle" draw:auto-grow-height="false" fo:min-height="0.398cm" fo:min-width="0.5cm"/>
    </style:style>
    <style:style style:name="gr17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1.548cm" fo:min-width="0.499cm" fo:padding-top="0.226cm" fo:padding-bottom="0.226cm" fo:padding-left="0.351cm" fo:padding-right="0.351cm"/>
    </style:style>
    <style:style style:name="gr18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4.348cm" fo:min-width="5.697cm" fo:padding-top="0.226cm" fo:padding-bottom="0.226cm" fo:padding-left="0.351cm" fo:padding-right="0.351cm"/>
    </style:style>
    <style:style style:name="gr19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center" draw:textarea-vertical-align="middle" draw:auto-grow-height="false" fo:min-height="1.148cm" fo:min-width="1.297cm" fo:padding-top="0.226cm" fo:padding-bottom="0.226cm" fo:padding-left="0.351cm" fo:padding-right="0.351cm"/>
    </style:style>
    <style:style style:name="gr20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center" draw:textarea-vertical-align="middle" draw:auto-grow-height="false" fo:min-height="1.14cm" fo:min-width="3.29cm" fo:padding-top="0.23cm" fo:padding-bottom="0.23cm" fo:padding-left="0.355cm" fo:padding-right="0.355cm"/>
    </style:style>
    <style:style style:name="gr21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4.748cm" fo:min-width="1.298cm" fo:padding-top="0.226cm" fo:padding-bottom="0.226cm" fo:padding-left="0.351cm" fo:padding-right="0.351cm"/>
    </style:style>
    <style:style style:name="gr22" style:family="graphic" style:parent-style-name="standard">
      <style:graphic-properties draw:stroke="none" draw:fill-color="#cccccc" draw:textarea-horizontal-align="justify" draw:textarea-vertical-align="middle" draw:auto-grow-height="false" fo:min-height="0.528cm" fo:min-width="0.7cm"/>
    </style:style>
    <style:style style:name="gr23" style:family="graphic" style:parent-style-name="standard">
      <style:graphic-properties draw:stroke="none" draw:fill-color="#cccccc" draw:textarea-horizontal-align="justify" draw:textarea-vertical-align="middle" draw:auto-grow-height="false" fo:min-height="0.269cm" fo:min-width="0.301cm"/>
    </style:style>
    <style:style style:name="gr24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3.148cm" fo:min-width="4.497cm" fo:padding-top="0.226cm" fo:padding-bottom="0.226cm" fo:padding-left="0.351cm" fo:padding-right="0.351cm"/>
    </style:style>
    <style:style style:name="gr25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5.148cm" fo:min-width="3.699cm" fo:padding-top="0.226cm" fo:padding-bottom="0.226cm" fo:padding-left="0.351cm" fo:padding-right="0.351cm"/>
    </style:style>
    <style:style style:name="gr26" style:family="graphic" style:parent-style-name="standard">
      <style:graphic-properties draw:stroke="none" svg:stroke-width="0.201cm" svg:stroke-color="#000000" draw:marker-start-width="0.505cm" draw:marker-end-width="0.505cm" draw:stroke-linejoin="miter" draw:fill="solid" draw:fill-color="#cccccc" draw:textarea-horizontal-align="center" draw:textarea-vertical-align="middle" draw:auto-grow-height="false" fo:min-height="6.342cm" fo:min-width="5.692cm" fo:padding-top="0.229cm" fo:padding-bottom="0.229cm" fo:padding-left="0.354cm" fo:padding-right="0.354cm"/>
    </style:style>
    <style:style style:name="gr27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center" draw:textarea-vertical-align="middle" draw:auto-grow-height="false" fo:min-height="3.948cm" fo:min-width="2.498cm" fo:padding-top="0.226cm" fo:padding-bottom="0.226cm" fo:padding-left="0.351cm" fo:padding-right="0.351cm"/>
    </style:style>
    <style:style style:name="gr28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6.34cm" fo:min-width="5.69cm" fo:padding-top="0.23cm" fo:padding-bottom="0.23cm" fo:padding-left="0.355cm" fo:padding-right="0.355cm"/>
    </style:style>
    <style:style style:name="gr29" style:family="graphic" style:parent-style-name="standard">
      <style:graphic-properties draw:stroke="none" svg:stroke-width="0.201cm" svg:stroke-color="#000000" draw:marker-start-width="0.303cm" draw:marker-end-width="0.303cm" draw:stroke-linejoin="miter" draw:fill-color="#cccccc" draw:textarea-horizontal-align="justify" draw:textarea-vertical-align="middle" draw:auto-grow-height="false" fo:min-height="14.346cm" fo:min-width="7.696cm" fo:padding-top="0.227cm" fo:padding-bottom="0.227cm" fo:padding-left="0.352cm" fo:padding-right="0.352cm"/>
    </style:style>
    <style:style style:name="gr30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244cm" fo:min-width="0.594cm" fo:padding-top="0.178cm" fo:padding-bottom="0.178cm" fo:padding-left="0.303cm" fo:padding-right="0.303cm"/>
    </style:style>
    <style:style style:name="gr31" style:family="graphic" style:parent-style-name="objectwithoutfill">
      <style:graphic-properties svg:stroke-width="0.201cm" svg:stroke-color="#666666" draw:marker-start-width="0.503cm" draw:marker-end-width="0.503cm" draw:stroke-linejoin="miter" svg:stroke-linecap="round" draw:fill="none" draw:textarea-vertical-align="middle" fo:padding-top="0.227cm" fo:padding-bottom="0.227cm" fo:padding-left="0.352cm" fo:padding-right="0.352cm"/>
    </style:style>
    <style:style style:name="gr32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244cm" fo:min-width="6.194cm" fo:padding-top="0.178cm" fo:padding-bottom="0.178cm" fo:padding-left="0.303cm" fo:padding-right="0.303cm"/>
    </style:style>
    <style:style style:name="gr33" style:family="graphic" style:parent-style-name="standard">
      <style:graphic-properties svg:stroke-color="#999999" draw:stroke-linejoin="miter" draw:fill-color="#b3b3b3" draw:textarea-horizontal-align="justify" draw:textarea-vertical-align="middle" draw:auto-grow-height="false" fo:min-height="1.35cm" fo:min-width="1.1cm"/>
    </style:style>
    <style:style style:name="gr34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center" draw:textarea-vertical-align="middle" draw:auto-grow-height="false" fo:min-height="3.14cm" fo:min-width="1.29cm" fo:padding-top="0.23cm" fo:padding-bottom="0.23cm" fo:padding-left="0.355cm" fo:padding-right="0.355cm"/>
    </style:style>
    <style:style style:name="gr35" style:family="graphic" style:parent-style-name="standard">
      <style:graphic-properties svg:stroke-color="#999999" draw:stroke-linejoin="miter" svg:stroke-linecap="round" draw:fill-color="#b3b3b3" draw:textarea-horizontal-align="justify" draw:textarea-vertical-align="middle" draw:auto-grow-height="false" fo:min-height="3.75cm" fo:min-width="1.5cm"/>
    </style:style>
    <style:style style:name="gr36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1.538cm" fo:min-width="0.488cm" fo:padding-top="0.231cm" fo:padding-bottom="0.231cm" fo:padding-left="0.356cm" fo:padding-right="0.356cm"/>
    </style:style>
    <style:style style:name="gr37" style:family="graphic" style:parent-style-name="standard">
      <style:graphic-properties draw:stroke="solid" svg:stroke-width="0.212cm" svg:stroke-color="#999999" draw:marker-start-width="0.517cm" draw:marker-end-width="0.517cm" draw:stroke-linejoin="round" svg:stroke-linecap="round" draw:fill-color="#b3b3b3" draw:textarea-horizontal-align="justify" draw:textarea-vertical-align="middle" draw:auto-grow-height="false" fo:min-height="1.14cm" fo:min-width="2.89cm" fo:padding-top="0.23cm" fo:padding-bottom="0.23cm" fo:padding-left="0.355cm" fo:padding-right="0.355cm"/>
    </style:style>
    <style:style style:name="gr38" style:family="graphic" style:parent-style-name="measure">
      <style:graphic-properties draw:textarea-vertical-align="middle"/>
    </style:style>
    <style:style style:name="gr39" style:family="graphic" style:parent-style-name="measure">
      <style:graphic-properties draw:textarea-vertical-align="middle" draw:line-distance="0.3cm"/>
    </style:style>
    <style:style style:name="gr40" style:family="graphic" style:parent-style-name="measure">
      <style:graphic-properties draw:textarea-vertical-align="middle" draw:line-distance="0.6cm" draw:placing="below"/>
    </style:style>
    <style:style style:name="gr41" style:family="graphic" style:parent-style-name="measure" style:list-style-name="L1">
      <style:graphic-properties draw:textarea-vertical-align="middle" draw:line-distance="0.3cm"/>
    </style:style>
    <style:style style:name="gr42" style:family="graphic" style:parent-style-name="standard">
      <style:graphic-properties svg:stroke-color="#999999" draw:stroke-linejoin="miter" svg:stroke-linecap="round" draw:fill-color="#b3b3b3" draw:textarea-horizontal-align="justify" draw:textarea-vertical-align="middle" draw:auto-grow-height="false" fo:min-height="1.35cm" fo:min-width="1.5cm"/>
    </style:style>
    <style:style style:name="gr43" style:family="graphic" style:parent-style-name="measure" style:list-style-name="L1">
      <style:graphic-properties draw:textarea-vertical-align="middle" draw:line-distance="0.7cm"/>
    </style:style>
    <style:style style:name="gr44" style:family="graphic" style:parent-style-name="objectwithoutfill">
      <style:graphic-properties svg:stroke-width="0.106cm" svg:stroke-color="#666666" draw:marker-start-width="0.36cm" draw:marker-end-width="0.36cm" draw:stroke-linejoin="miter" svg:stroke-linecap="round" draw:fill="none" draw:textarea-vertical-align="middle" fo:padding-top="0.179cm" fo:padding-bottom="0.179cm" fo:padding-left="0.304cm" fo:padding-right="0.304cm"/>
    </style:style>
    <style:style style:name="gr45" style:family="graphic" style:parent-style-name="standard">
      <style:graphic-properties svg:stroke-color="#999999" draw:stroke-linejoin="miter" svg:stroke-linecap="round" draw:fill-color="#b3b3b3" draw:textarea-horizontal-align="justify" draw:textarea-vertical-align="middle" draw:auto-grow-height="false" fo:min-height="1.35cm" fo:min-width="1.1cm"/>
    </style:style>
    <style:style style:name="gr46" style:family="graphic" style:parent-style-name="standard">
      <style:graphic-properties svg:stroke-width="0.035cm" svg:stroke-color="#666666" draw:marker-start-width="0.252cm" draw:marker-end-width="0.252cm" draw:stroke-linejoin="miter" svg:stroke-linecap="round" draw:fill="solid" draw:fill-color="#b3b3b3" draw:textarea-horizontal-align="justify" draw:textarea-vertical-align="middle" draw:auto-grow-height="false" fo:min-height="0.516cm" fo:min-width="1.466cm" fo:padding-top="0.142cm" fo:padding-bottom="0.142cm" fo:padding-left="0.267cm" fo:padding-right="0.267cm"/>
    </style:style>
    <style:style style:name="gr47" style:family="graphic" style:parent-style-name="objectwithoutfill">
      <style:graphic-properties svg:stroke-width="0.201cm" svg:stroke-color="#666666" draw:marker-start-width="0.503cm" draw:marker-end-width="0.503cm" draw:stroke-linejoin="miter" svg:stroke-linecap="round" draw:fill="none" draw:textarea-vertical-align="middle" fo:padding-top="0.227cm" fo:padding-bottom="0.227cm" fo:padding-left="0.352cm" fo:padding-right="0.352cm"/>
    </style:style>
    <style:style style:name="gr48" style:family="graphic" style:parent-style-name="measure" style:list-style-name="L1">
      <style:graphic-properties draw:textarea-vertical-align="middle" draw:line-distance="0.3cm"/>
    </style:style>
    <style:style style:name="gr49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244cm" fo:min-width="2.194cm" fo:padding-top="0.178cm" fo:padding-bottom="0.178cm" fo:padding-left="0.303cm" fo:padding-right="0.303cm"/>
    </style:style>
    <style:style style:name="gr50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0.594cm" fo:padding-top="0.178cm" fo:padding-bottom="0.178cm" fo:padding-left="0.303cm" fo:padding-right="0.303cm"/>
    </style:style>
    <style:style style:name="gr51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1.394cm" fo:padding-top="0.178cm" fo:padding-bottom="0.178cm" fo:padding-left="0.303cm" fo:padding-right="0.30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3" style:family="graphic" style:parent-style-name="standard">
      <style:graphic-properties draw:stroke-linejoin="miter" draw:fill-color="#e6e6e6" draw:textarea-horizontal-align="justify" draw:textarea-vertical-align="middle" draw:auto-grow-height="false" fo:min-height="0.95cm" fo:min-width="0cm"/>
    </style:style>
    <style:style style:name="gr54" style:family="graphic" style:parent-style-name="standard">
      <style:graphic-properties draw:stroke-linejoin="miter" draw:fill-color="#e6e6e6" draw:textarea-horizontal-align="justify" draw:textarea-vertical-align="middle" draw:auto-grow-height="false" fo:min-height="0.55cm" fo:min-width="0cm"/>
    </style:style>
    <style:style style:name="gr55" style:family="graphic" style:parent-style-name="measure" style:list-style-name="L1">
      <style:graphic-properties draw:textarea-vertical-align="middle" draw:line-distance="0.6cm"/>
    </style:style>
    <style:style style:name="gr56" style:family="graphic" style:parent-style-name="measure" style:list-style-name="L1">
      <style:graphic-properties draw:textarea-vertical-align="middle" draw:line-distance="0.6cm"/>
    </style:style>
    <style:style style:name="gr57" style:family="graphic" style:parent-style-name="measure" style:list-style-name="L1">
      <style:graphic-properties draw:textarea-vertical-align="middle" draw:line-distance="0.6cm"/>
    </style:style>
    <style:style style:name="gr58" style:family="graphic" style:parent-style-name="measure" style:list-style-name="L1">
      <style:graphic-properties draw:textarea-vertical-align="middle" draw:line-distance="0.2cm"/>
    </style:style>
    <style:style style:name="gr59" style:family="graphic" style:parent-style-name="measure" style:list-style-name="L1">
      <style:graphic-properties draw:textarea-vertical-align="middle" draw:line-distance="0.2cm"/>
    </style:style>
    <style:style style:name="gr60" style:family="graphic" style:parent-style-name="measure" style:list-style-name="L1">
      <style:graphic-properties draw:textarea-vertical-align="middle" draw:line-distance="0.2cm"/>
    </style:style>
    <style:style style:name="gr61" style:family="graphic" style:parent-style-name="standard">
      <style:graphic-properties draw:stroke="none" svg:stroke-width="0.201cm" svg:stroke-color="#000000" draw:marker-start-width="0.505cm" draw:marker-end-width="0.505cm" draw:stroke-linejoin="miter" draw:fill="solid" draw:fill-color="#cccccc" draw:textarea-horizontal-align="center" draw:textarea-vertical-align="middle" draw:auto-grow-height="false" fo:min-height="6.342cm" fo:min-width="5.292cm" fo:padding-top="0.229cm" fo:padding-bottom="0.229cm" fo:padding-left="0.354cm" fo:padding-right="0.354cm"/>
    </style:style>
    <style:style style:name="gr62" style:family="graphic" style:parent-style-name="measure" style:list-style-name="L1">
      <style:graphic-properties draw:textarea-vertical-align="middle" draw:line-distance="0.3cm"/>
    </style:style>
    <style:style style:name="gr63" style:family="graphic" style:parent-style-name="measure" style:list-style-name="L1">
      <style:graphic-properties draw:textarea-vertical-align="middle" draw:line-distance="0.7cm"/>
    </style:style>
    <style:style style:name="gr64" style:family="graphic" style:parent-style-name="standard">
      <style:graphic-properties svg:stroke-color="#999999" draw:stroke-linejoin="miter" svg:stroke-linecap="round" draw:fill-color="#b3b3b3" draw:textarea-horizontal-align="justify" draw:textarea-vertical-align="middle" draw:auto-grow-height="false" fo:min-height="0.55cm" fo:min-width="1.1cm"/>
    </style:style>
    <style:style style:name="gr65" style:family="graphic" style:parent-style-name="measure" style:list-style-name="L1">
      <style:graphic-properties draw:textarea-vertical-align="middle" draw:line-distance="0.3cm"/>
    </style:style>
    <style:style style:name="gr66" style:family="graphic" style:parent-style-name="measure" style:list-style-name="L1">
      <style:graphic-properties draw:textarea-vertical-align="middle" draw:line-distance="0.6cm"/>
    </style:style>
    <style:style style:name="gr67" style:family="graphic" style:parent-style-name="measure">
      <style:graphic-properties draw:textarea-vertical-align="middle" draw:start-guide="-0.1cm"/>
    </style:style>
    <style:style style:name="gr68" style:family="graphic" style:parent-style-name="measure" style:list-style-name="L1">
      <style:graphic-properties draw:textarea-vertical-align="middle" draw:line-distance="0.6cm"/>
    </style:style>
    <style:style style:name="gr69" style:family="graphic" style:parent-style-name="measure" style:list-style-name="L1">
      <style:graphic-properties draw:textarea-vertical-align="middle" draw:line-distance="0.6cm"/>
    </style:style>
    <style:style style:name="gr70" style:family="graphic" style:parent-style-name="standard">
      <style:graphic-properties svg:stroke-width="0.6cm" svg:stroke-color="#000000" draw:marker-start-width="0.955cm" draw:marker-end-width="0.955cm" draw:stroke-linejoin="round" draw:fill="solid" draw:fill-color="#000000" draw:textarea-horizontal-align="justify" draw:textarea-vertical-align="middle" draw:auto-grow-height="false" fo:min-height="11.942cm" fo:min-width="5.292cm" fo:padding-top="0.429cm" fo:padding-bottom="0.429cm" fo:padding-left="0.554cm" fo:padding-right="0.554cm"/>
    </style:style>
    <style:style style:name="gr71" style:family="graphic" style:parent-style-name="standard">
      <style:graphic-properties svg:stroke-width="0.6cm" svg:stroke-color="#000000" draw:marker-start-width="0.955cm" draw:marker-end-width="0.955cm" draw:stroke-linejoin="round" draw:fill="solid" draw:fill-color="#000000" draw:textarea-horizontal-align="justify" draw:textarea-vertical-align="middle" draw:auto-grow-height="false" fo:min-height="7.542cm" fo:min-width="5.292cm" fo:padding-top="0.429cm" fo:padding-bottom="0.429cm" fo:padding-left="0.554cm" fo:padding-right="0.554cm"/>
    </style:style>
    <style:style style:name="gr72" style:family="graphic" style:parent-style-name="measure" style:list-style-name="L1">
      <style:graphic-properties draw:textarea-vertical-align="middle" draw:line-distance="0.6cm"/>
    </style:style>
    <style:style style:name="gr73" style:family="graphic" style:parent-style-name="standard">
      <style:graphic-properties svg:stroke-width="0.6cm" svg:stroke-color="#000000" draw:marker-start-width="0.955cm" draw:marker-end-width="0.955cm" draw:stroke-linejoin="round" draw:fill="solid" draw:fill-color="#000000" draw:textarea-horizontal-align="justify" draw:textarea-vertical-align="middle" draw:auto-grow-height="false" fo:min-height="5.542cm" fo:min-width="7.692cm" fo:padding-top="0.429cm" fo:padding-bottom="0.429cm" fo:padding-left="0.554cm" fo:padding-right="0.554cm"/>
    </style:style>
    <style:style style:name="gr74" style:family="graphic" style:parent-style-name="standard">
      <style:graphic-properties draw:stroke="none" svg:stroke-width="0.201cm" svg:stroke-color="#000000" draw:marker-start-width="0.505cm" draw:marker-end-width="0.505cm" draw:stroke-linejoin="miter" draw:fill="solid" draw:fill-color="#cccccc" draw:textarea-horizontal-align="center" draw:textarea-vertical-align="middle" draw:auto-grow-height="false" fo:min-height="5.542cm" fo:min-width="7.692cm" fo:padding-top="0.229cm" fo:padding-bottom="0.229cm" fo:padding-left="0.354cm" fo:padding-right="0.354cm"/>
    </style:style>
    <style:style style:name="gr75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5.54cm" fo:min-width="5.29cm" fo:padding-top="0.23cm" fo:padding-bottom="0.23cm" fo:padding-left="0.355cm" fo:padding-right="0.355cm"/>
    </style:style>
    <style:style style:name="gr76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7.94cm" fo:min-width="5.29cm" fo:padding-top="0.23cm" fo:padding-bottom="0.23cm" fo:padding-left="0.355cm" fo:padding-right="0.355cm"/>
    </style:style>
    <style:style style:name="gr77" style:family="graphic" style:parent-style-name="standard">
      <style:graphic-properties draw:stroke="none" svg:stroke-linecap="square" draw:fill="gradient" draw:fill-gradient-name="Gradient_20_7" draw:textarea-horizontal-align="justify" draw:textarea-vertical-align="middle" draw:auto-grow-height="false" fo:min-height="9.75cm" fo:min-width="15.9cm"/>
    </style:style>
    <style:style style:name="gr78" style:family="graphic" style:parent-style-name="standard">
      <style:graphic-properties draw:stroke="none" svg:stroke-width="0.201cm" svg:stroke-color="#000000" draw:marker-start-width="0.303cm" draw:marker-end-width="0.303cm" draw:stroke-linejoin="miter" draw:fill-color="#cccccc" draw:textarea-horizontal-align="justify" draw:textarea-vertical-align="middle" draw:auto-grow-height="false" fo:min-height="13.146cm" fo:min-width="6.496cm" fo:padding-top="0.227cm" fo:padding-bottom="0.227cm" fo:padding-left="0.352cm" fo:padding-right="0.352cm"/>
    </style:style>
    <style:style style:name="gr79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center" draw:textarea-vertical-align="middle" draw:auto-grow-height="false" fo:min-height="1.548cm" fo:min-width="8.097cm" fo:padding-top="0.226cm" fo:padding-bottom="0.226cm" fo:padding-left="0.351cm" fo:padding-right="0.351cm"/>
    </style:style>
    <style:style style:name="gr80" style:family="graphic" style:parent-style-name="standard">
      <style:graphic-properties svg:stroke-color="#999999" svg:stroke-linecap="round" draw:fill-color="#cccccc" draw:textarea-horizontal-align="justify" draw:textarea-vertical-align="middle" draw:auto-grow-height="false" fo:min-height="0.95cm" fo:min-width="1.9cm"/>
    </style:style>
    <style:style style:name="gr81" style:family="graphic" style:parent-style-name="standard">
      <style:graphic-properties svg:stroke-color="#999999" draw:stroke-linejoin="miter" svg:stroke-linecap="round" draw:fill-color="#b3b3b3" draw:textarea-horizontal-align="justify" draw:textarea-vertical-align="middle" draw:auto-grow-height="false" fo:min-height="4.55cm" fo:min-width="1.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83" style:family="graphic" style:parent-style-name="standard">
      <style:graphic-properties draw:stroke="none" svg:stroke-width="0.201cm" svg:stroke-color="#000000" draw:marker-start-width="0.502cm" draw:marker-end-width="0.502cm" draw:stroke-linejoin="miter" draw:fill="hatch" draw:fill-color="#cccccc" draw:fill-hatch-name="Hatching_20_1" draw:fill-hatch-solid="false" draw:textarea-horizontal-align="center" draw:textarea-vertical-align="middle" draw:auto-grow-height="false" fo:min-height="5.948cm" fo:min-width="1.7cm" fo:padding-top="0.226cm" fo:padding-bottom="0.226cm" fo:padding-left="0.351cm" fo:padding-right="0.351cm"/>
    </style:style>
    <style:style style:name="gr84" style:family="graphic" style:parent-style-name="measure" style:list-style-name="L1">
      <style:graphic-properties draw:textarea-vertical-align="middle" draw:line-distance="0.6cm"/>
    </style:style>
    <style:style style:name="gr85" style:family="graphic" style:parent-style-name="measure" style:list-style-name="L1">
      <style:graphic-properties draw:textarea-vertical-align="middle" draw:line-distance="0.6cm"/>
    </style:style>
    <style:style style:name="gr86" style:family="graphic" style:parent-style-name="measure" style:list-style-name="L1">
      <style:graphic-properties draw:textarea-vertical-align="middle" draw:line-distance="0.6cm"/>
    </style:style>
    <style:style style:name="gr87" style:family="graphic" style:parent-style-name="measure" style:list-style-name="L1">
      <style:graphic-properties draw:textarea-vertical-align="middle" draw:line-distance="0.6cm"/>
    </style:style>
    <style:style style:name="gr88" style:family="graphic" style:parent-style-name="standard">
      <style:graphic-properties draw:stroke="none" svg:stroke-width="0.201cm" svg:stroke-color="#000000" draw:marker-start-width="0.505cm" draw:marker-end-width="0.505cm" draw:stroke-linejoin="miter" draw:fill="solid" draw:fill-color="#cccccc" draw:textarea-horizontal-align="center" draw:textarea-vertical-align="middle" draw:auto-grow-height="false" fo:min-height="7.942cm" fo:min-width="5.292cm" fo:padding-top="0.229cm" fo:padding-bottom="0.229cm" fo:padding-left="0.354cm" fo:padding-right="0.354cm"/>
    </style:style>
    <style:style style:name="gr89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5.54cm" fo:min-width="11.69cm" fo:padding-top="0.23cm" fo:padding-bottom="0.23cm" fo:padding-left="0.355cm" fo:padding-right="0.355cm"/>
    </style:style>
    <style:style style:name="gr90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5.54cm" fo:min-width="7.69cm" fo:padding-top="0.23cm" fo:padding-bottom="0.23cm" fo:padding-left="0.355cm" fo:padding-right="0.355cm"/>
    </style:style>
    <style:style style:name="gr91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2.55cm" fo:min-width="2.092cm" fo:padding-top="0.429cm" fo:padding-bottom="0.429cm" fo:padding-left="0.554cm" fo:padding-right="0.554cm"/>
    </style:style>
    <style:style style:name="gr92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6.465cm" fo:min-width="2.092cm" fo:padding-top="0.429cm" fo:padding-bottom="0.429cm" fo:padding-left="0.554cm" fo:padding-right="0.554cm"/>
    </style:style>
    <style:style style:name="gr93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Red_20_Crossed_20_45_20_Degrees" draw:textarea-horizontal-align="justify" draw:textarea-vertical-align="middle" draw:auto-grow-height="false" fo:min-height="6.15cm" fo:min-width="2.698cm" fo:padding-top="0.126cm" fo:padding-bottom="0.126cm" fo:padding-left="0.251cm" fo:padding-right="0.251cm"/>
    </style:style>
    <style:style style:name="gr94" style:family="graphic" style:parent-style-name="standard">
      <style:graphic-properties draw:stroke="none" svg:stroke-width="0cm" svg:stroke-color="#b84700" draw:marker-start-width="0.198cm" draw:marker-end-width="0.198cm" draw:stroke-linejoin="miter" svg:stroke-linecap="round" draw:fill="hatch" draw:fill-hatch-name="Red_20_Crossed_20_45_20_Degrees" draw:textarea-horizontal-align="justify" draw:textarea-vertical-align="middle" draw:auto-grow-height="false" fo:min-height="2.95cm" fo:min-width="11.702cm" fo:padding-top="0.424cm" fo:padding-bottom="0.424cm" fo:padding-left="0.549cm" fo:padding-right="0.549cm"/>
    </style:style>
    <style:style style:name="gr95" style:family="graphic" style:parent-style-name="standard">
      <style:graphic-properties svg:stroke-width="0.6cm" svg:stroke-color="#b84700" draw:marker-start-width="1.606cm" draw:marker-end-width="1.606cm" draw:fill="hatch" draw:fill-color="#ffffff" draw:fill-hatch-name="Red_20_Crossed_20_45_20_Degrees" draw:textarea-horizontal-align="justify" draw:textarea-vertical-align="middle" draw:auto-grow-height="false" fo:min-height="11.942cm" fo:min-width="2.092cm" fo:padding-top="0.429cm" fo:padding-bottom="0.429cm" fo:padding-left="0.554cm" fo:padding-right="0.554cm"/>
    </style:style>
    <style:style style:name="gr96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5.95cm" fo:min-width="2.092cm" fo:padding-top="0.429cm" fo:padding-bottom="0.429cm" fo:padding-left="0.554cm" fo:padding-right="0.554cm"/>
    </style:style>
    <style:style style:name="gr97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11.95cm" fo:min-width="2.092cm" fo:padding-top="0.429cm" fo:padding-bottom="0.429cm" fo:padding-left="0.554cm" fo:padding-right="0.554cm"/>
    </style:style>
    <style:style style:name="gr98" style:family="graphic" style:parent-style-name="standard">
      <style:graphic-properties svg:stroke-width="0.6cm" svg:stroke-color="#b84700" draw:marker-start-width="1.606cm" draw:marker-end-width="1.606cm" draw:stroke-linejoin="miter" draw:fill="hatch" draw:fill-color="#333333" draw:fill-hatch-name="Red_20_Crossed_20_45_20_Degrees" draw:textarea-horizontal-align="justify" draw:textarea-vertical-align="middle" draw:auto-grow-height="false" fo:min-height="25.95cm" fo:min-width="0.492cm" fo:padding-top="0.429cm" fo:padding-bottom="0.429cm" fo:padding-left="0.554cm" fo:padding-right="0.554cm"/>
    </style:style>
    <style:style style:name="gr99" style:family="graphic" style:parent-style-name="objectwithoutfill">
      <style:graphic-properties svg:stroke-width="0.6cm" svg:stroke-color="#b84700" draw:marker-start-width="1.099cm" draw:marker-end-width="1.099cm" svg:stroke-linecap="round" draw:fill="none" draw:textarea-vertical-align="middle" fo:padding-top="0.424cm" fo:padding-bottom="0.424cm" fo:padding-left="0.549cm" fo:padding-right="0.549cm"/>
    </style:style>
    <style:style style:name="gr100" style:family="graphic" style:parent-style-name="objectwithoutfill">
      <style:graphic-properties svg:stroke-width="0.212cm" svg:stroke-color="#33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01" style:family="graphic" style:parent-style-name="standard">
      <style:graphic-properties svg:stroke-width="0.6cm" svg:stroke-color="#b84700" draw:marker-start-width="1.606cm" draw:marker-end-width="1.606cm" draw:stroke-linejoin="miter" draw:fill="hatch" draw:fill-color="#333333" draw:fill-hatch-name="Red_20_Crossed_20_45_20_Degrees" draw:textarea-horizontal-align="justify" draw:textarea-vertical-align="middle" draw:auto-grow-height="false" fo:min-height="0cm" fo:min-width="0.892cm" fo:padding-top="0.429cm" fo:padding-bottom="0.429cm" fo:padding-left="0.554cm" fo:padding-right="0.554cm"/>
    </style:style>
    <style:style style:name="gr102" style:family="graphic" style:parent-style-name="standard">
      <style:graphic-properties svg:stroke-width="0.6cm" svg:stroke-color="#b84700" draw:marker-start-width="1.606cm" draw:marker-end-width="1.606cm" draw:stroke-linejoin="miter" draw:fill="hatch" draw:fill-color="#333333" draw:fill-hatch-name="Red_20_Crossed_20_45_20_Degrees" draw:textarea-horizontal-align="justify" draw:textarea-vertical-align="middle" draw:auto-grow-height="false" fo:min-height="0cm" fo:min-width="1.292cm" fo:padding-top="0.429cm" fo:padding-bottom="0.429cm" fo:padding-left="0.554cm" fo:padding-right="0.554cm"/>
    </style:style>
    <style:style style:name="gr103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15.75cm" fo:min-width="27.9cm"/>
    </style:style>
    <style:style style:name="gr104" style:family="graphic" style:parent-style-name="standard">
      <style:graphic-properties draw:fill-color="#e6e6e6" draw:textarea-horizontal-align="justify" draw:textarea-vertical-align="middle" draw:auto-grow-height="false" fo:min-height="0.95cm" fo:min-width="0.7cm"/>
    </style:style>
    <style:style style:name="gr105" style:family="graphic" style:parent-style-name="standard">
      <style:graphic-properties draw:fill-color="#e6e6e6" draw:textarea-horizontal-align="justify" draw:textarea-vertical-align="middle" draw:auto-grow-height="false" fo:min-height="0.95cm" fo:min-width="1.1cm"/>
    </style:style>
    <style:style style:name="gr106" style:family="graphic" style:parent-style-name="standard">
      <style:graphic-properties draw:fill-color="#e6e6e6" draw:textarea-horizontal-align="justify" draw:textarea-vertical-align="middle" draw:auto-grow-height="false" fo:min-height="0.95cm" fo:min-width="1.9cm"/>
    </style:style>
    <style:style style:name="gr107" style:family="graphic" style:parent-style-name="standard">
      <style:graphic-properties draw:fill-color="#b84747" draw:textarea-horizontal-align="justify" draw:textarea-vertical-align="middle" draw:auto-grow-height="false" fo:min-height="3.75cm" fo:min-width="1.5cm"/>
    </style:style>
    <style:style style:name="gr108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4.89cm" fo:padding-top="0.23cm" fo:padding-bottom="0.23cm" fo:padding-left="0.355cm" fo:padding-right="0.355cm"/>
    </style:style>
    <style:style style:name="gr109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7.69cm" fo:padding-top="0.23cm" fo:padding-bottom="0.23cm" fo:padding-left="0.355cm" fo:padding-right="0.355cm"/>
    </style:style>
    <style:style style:name="gr110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7.29cm" fo:padding-top="0.23cm" fo:padding-bottom="0.23cm" fo:padding-left="0.355cm" fo:padding-right="0.355cm"/>
    </style:style>
    <style:style style:name="gr111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4.34cm" fo:min-width="7.29cm" fo:padding-top="0.23cm" fo:padding-bottom="0.23cm" fo:padding-left="0.355cm" fo:padding-right="0.355cm"/>
    </style:style>
    <style:style style:name="gr112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Black_20_0_20_Degrees" draw:textarea-horizontal-align="left" draw:textarea-vertical-align="bottom" draw:auto-grow-height="false" fo:min-height="3.348cm" fo:min-width="6.698cm" fo:padding-top="0.126cm" fo:padding-bottom="0.126cm" fo:padding-left="0.251cm" fo:padding-right="0.251cm"/>
    </style:style>
    <style:style style:name="gr113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35cm" fo:min-width="2.09cm" fo:padding-top="0.23cm" fo:padding-bottom="0.23cm" fo:padding-left="0.355cm" fo:padding-right="0.355cm"/>
    </style:style>
    <style:style style:name="gr114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Black_20_0_20_Degrees" draw:textarea-horizontal-align="left" draw:textarea-vertical-align="bottom" draw:auto-grow-height="false" fo:min-height="0.95cm" fo:min-width="1.898cm" fo:padding-top="0.126cm" fo:padding-bottom="0.126cm" fo:padding-left="0.251cm" fo:padding-right="0.251cm"/>
    </style:style>
    <style:style style:name="gr115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Black_20_0_20_Degrees" draw:textarea-horizontal-align="left" draw:textarea-vertical-align="bottom" draw:auto-grow-height="false" fo:min-height="0.548cm" fo:min-width="1.098cm" fo:padding-top="0.126cm" fo:padding-bottom="0.126cm" fo:padding-left="0.251cm" fo:padding-right="0.251cm"/>
    </style:style>
    <style:style style:name="gr116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14cm" fo:min-width="0.49cm" fo:padding-top="0.23cm" fo:padding-bottom="0.23cm" fo:padding-left="0.355cm" fo:padding-right="0.355cm"/>
    </style:style>
    <style:style style:name="gr117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4.34cm" fo:min-width="2.89cm" fo:padding-top="0.23cm" fo:padding-bottom="0.23cm" fo:padding-left="0.355cm" fo:padding-right="0.355cm"/>
    </style:style>
    <style:style style:name="gr118" style:family="graphic" style:parent-style-name="objectwithoutfill">
      <style:graphic-properties svg:stroke-width="0.6cm" svg:stroke-color="#314004" draw:marker-start-width="1.099cm" draw:marker-end-width="1.099cm" svg:stroke-linecap="round" draw:fill="none" draw:opacity="80%" draw:textarea-vertical-align="middle" fo:padding-top="0.424cm" fo:padding-bottom="0.424cm" fo:padding-left="0.549cm" fo:padding-right="0.549cm"/>
    </style:style>
    <style:style style:name="gr119" style:family="graphic" style:parent-style-name="standard">
      <style:graphic-properties svg:stroke-color="#aecf00" draw:fill="none" draw:fill-color="#729fcf" draw:opacity="80%" draw:textarea-horizontal-align="justify" draw:textarea-vertical-align="middle" draw:auto-grow-height="false" fo:min-height="15.75cm" fo:min-width="28.2cm"/>
    </style:style>
    <style:style style:name="gr120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4.09cm" fo:padding-top="0.23cm" fo:padding-bottom="0.23cm" fo:padding-left="0.355cm" fo:padding-right="0.355cm"/>
    </style:style>
    <style:style style:name="gr121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5.69cm" fo:padding-top="0.23cm" fo:padding-bottom="0.23cm" fo:padding-left="0.355cm" fo:padding-right="0.355cm"/>
    </style:style>
    <style:style style:name="gr122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5.29cm" fo:padding-top="0.23cm" fo:padding-bottom="0.23cm" fo:padding-left="0.355cm" fo:padding-right="0.355cm"/>
    </style:style>
    <style:style style:name="gr123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54cm" fo:min-width="1.69cm" fo:padding-top="0.23cm" fo:padding-bottom="0.23cm" fo:padding-left="0.355cm" fo:padding-right="0.355cm"/>
    </style:style>
    <style:style style:name="gr124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6.342cm" fo:min-width="10.092cm" fo:padding-top="0.429cm" fo:padding-bottom="0.429cm" fo:padding-left="0.554cm" fo:padding-right="0.554cm"/>
    </style:style>
    <style:style style:name="gr125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9.942cm" fo:min-width="2.092cm" fo:padding-top="0.429cm" fo:padding-bottom="0.429cm" fo:padding-left="0.554cm" fo:padding-right="0.554cm"/>
    </style:style>
    <style:style style:name="gr126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5.542cm" fo:min-width="2.092cm" fo:padding-top="0.429cm" fo:padding-bottom="0.429cm" fo:padding-left="0.554cm" fo:padding-right="0.554cm"/>
    </style:style>
    <style:style style:name="gr127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2.342cm" fo:min-width="5.292cm" fo:padding-top="0.429cm" fo:padding-bottom="0.429cm" fo:padding-left="0.554cm" fo:padding-right="0.554cm"/>
    </style:style>
    <style:style style:name="gr128" style:family="graphic" style:parent-style-name="standard">
      <style:graphic-properties svg:stroke-width="0.6cm" svg:stroke-color="#b84700" draw:marker-start-width="1.606cm" draw:marker-end-width="1.606cm" draw:stroke-linejoin="miter" draw:fill="hatch" draw:fill-color="#333333" draw:fill-hatch-name="Red_20_Crossed_20_45_20_Degrees" draw:textarea-horizontal-align="justify" draw:textarea-vertical-align="middle" draw:auto-grow-height="false" fo:min-height="16.342cm" fo:min-width="0.492cm" fo:padding-top="0.429cm" fo:padding-bottom="0.429cm" fo:padding-left="0.554cm" fo:padding-right="0.554cm"/>
    </style:style>
    <style:style style:name="gr129" style:family="graphic" style:parent-style-name="objectwithoutfill">
      <style:graphic-properties svg:stroke-width="0.212cm" svg:stroke-color="#7e0021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30" style:family="graphic" style:parent-style-name="standard">
      <style:graphic-properties draw:fill-color="#314004" draw:opacity="90%" draw:textarea-horizontal-align="justify" draw:textarea-vertical-align="middle" draw:auto-grow-height="false" fo:min-height="3.635cm" fo:min-width="19.045cm"/>
    </style:style>
    <style:style style:name="gr131" style:family="graphic" style:parent-style-name="standard">
      <style:graphic-properties draw:fill-color="#e6e6e6" draw:textarea-horizontal-align="justify" draw:textarea-vertical-align="middle" draw:auto-grow-height="false" fo:min-height="0.95cm" fo:min-width="0.3cm"/>
    </style:style>
    <style:style style:name="gr132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1.942cm" fo:min-width="2.492cm" fo:padding-top="0.429cm" fo:padding-bottom="0.429cm" fo:padding-left="0.554cm" fo:padding-right="0.554cm"/>
    </style:style>
    <style:style style:name="gr133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1.942cm" fo:min-width="2.092cm" fo:padding-top="0.429cm" fo:padding-bottom="0.429cm" fo:padding-left="0.554cm" fo:padding-right="0.554cm"/>
    </style:style>
    <style:style style:name="gr134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5.942cm" fo:min-width="2.092cm" fo:padding-top="0.429cm" fo:padding-bottom="0.429cm" fo:padding-left="0.554cm" fo:padding-right="0.554cm"/>
    </style:style>
    <style:style style:name="gr135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Red_20_Crossed_20_45_20_Degrees" draw:textarea-horizontal-align="justify" draw:textarea-vertical-align="middle" draw:auto-grow-height="false" fo:min-height="6.148cm" fo:min-width="2.698cm" fo:padding-top="0.126cm" fo:padding-bottom="0.126cm" fo:padding-left="0.251cm" fo:padding-right="0.251cm"/>
    </style:style>
    <style:style style:name="gr136" style:family="graphic" style:parent-style-name="standard">
      <style:graphic-properties draw:stroke="none" svg:stroke-width="0cm" svg:stroke-color="#b84700" draw:marker-start-width="0.198cm" draw:marker-end-width="0.198cm" draw:stroke-linejoin="miter" svg:stroke-linecap="round" draw:fill="hatch" draw:fill-hatch-name="Red_20_Crossed_20_45_20_Degrees" draw:textarea-horizontal-align="justify" draw:textarea-vertical-align="middle" draw:auto-grow-height="false" fo:min-height="0.219cm" fo:min-width="5.302cm" fo:padding-top="0.424cm" fo:padding-bottom="0.424cm" fo:padding-left="0.549cm" fo:padding-right="0.549cm"/>
    </style:style>
    <style:style style:name="gr137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5.942cm" fo:min-width="2.092cm" fo:padding-top="0.429cm" fo:padding-bottom="0.429cm" fo:padding-left="0.554cm" fo:padding-right="0.554cm"/>
    </style:style>
    <style:style style:name="gr138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11.942cm" fo:min-width="2.092cm" fo:padding-top="0.429cm" fo:padding-bottom="0.429cm" fo:padding-left="0.554cm" fo:padding-right="0.554cm"/>
    </style:style>
    <style:style style:name="gr139" style:family="graphic" style:parent-style-name="standard">
      <style:graphic-properties svg:stroke-width="0.6cm" svg:stroke-color="#b84700" draw:marker-start-width="1.606cm" draw:marker-end-width="1.606cm" draw:stroke-linejoin="miter" draw:fill="hatch" draw:fill-color="#333333" draw:fill-hatch-name="Red_20_Crossed_20_45_20_Degrees" draw:textarea-horizontal-align="justify" draw:textarea-vertical-align="middle" draw:auto-grow-height="false" fo:min-height="25.942cm" fo:min-width="0.492cm" fo:padding-top="0.429cm" fo:padding-bottom="0.429cm" fo:padding-left="0.554cm" fo:padding-right="0.554cm"/>
    </style:style>
    <style:style style:name="gr140" style:family="graphic" style:parent-style-name="standard">
      <style:graphic-properties svg:stroke-width="0.6cm" svg:stroke-color="#b84700" draw:marker-start-width="1.606cm" draw:marker-end-width="1.606cm" draw:stroke-linejoin="miter" draw:fill="none" draw:fill-color="#ffffff" draw:textarea-horizontal-align="justify" draw:textarea-vertical-align="middle" draw:auto-grow-height="false" fo:min-height="0cm" fo:min-width="2.092cm" fo:padding-top="0.429cm" fo:padding-bottom="0.429cm" fo:padding-left="0.554cm" fo:padding-right="0.554cm"/>
    </style:style>
    <style:style style:name="gr141" style:family="graphic" style:parent-style-name="standard">
      <style:graphic-properties svg:stroke-width="0.6cm" svg:stroke-color="#b84700" draw:marker-start-width="1.606cm" draw:marker-end-width="1.606cm" draw:stroke-linejoin="miter" draw:fill="none" draw:fill-color="#ffffff" draw:textarea-horizontal-align="justify" draw:textarea-vertical-align="middle" draw:auto-grow-height="false" fo:min-height="0cm" fo:min-width="1.692cm" fo:padding-top="0.429cm" fo:padding-bottom="0.429cm" fo:padding-left="0.554cm" fo:padding-right="0.554cm"/>
    </style:style>
    <style:style style:name="gr142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5.689cm" fo:padding-top="0.23cm" fo:padding-bottom="0.23cm" fo:padding-left="0.355cm" fo:padding-right="0.355cm"/>
    </style:style>
    <style:style style:name="gr143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Hatching_20_1" draw:fill-hatch-solid="false" draw:textarea-horizontal-align="center" draw:textarea-vertical-align="bottom" draw:auto-grow-height="false" fo:min-height="3.94cm" fo:min-width="7.69cm" fo:padding-top="0.23cm" fo:padding-bottom="0.23cm" fo:padding-left="0.355cm" fo:padding-right="0.355cm"/>
    </style:style>
    <style:style style:name="gr144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Hatching_20_1" draw:fill-hatch-solid="false" draw:textarea-horizontal-align="center" draw:textarea-vertical-align="bottom" draw:auto-grow-height="false" fo:min-height="3.94cm" fo:min-width="6.091cm" fo:padding-top="0.23cm" fo:padding-bottom="0.23cm" fo:padding-left="0.355cm" fo:padding-right="0.355cm"/>
    </style:style>
    <style:style style:name="gr145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Hatching_20_1" draw:fill-hatch-solid="false" draw:textarea-horizontal-align="center" draw:textarea-vertical-align="bottom" draw:auto-grow-height="false" fo:min-height="3.94cm" fo:min-width="8.89cm" fo:padding-top="0.23cm" fo:padding-bottom="0.23cm" fo:padding-left="0.355cm" fo:padding-right="0.355cm"/>
    </style:style>
    <style:style style:name="gr146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Hatching_20_1" draw:fill-hatch-solid="false" draw:textarea-horizontal-align="center" draw:textarea-vertical-align="bottom" draw:auto-grow-height="false" fo:min-height="5.14cm" fo:min-width="2.09cm" fo:padding-top="0.23cm" fo:padding-bottom="0.23cm" fo:padding-left="0.355cm" fo:padding-right="0.355cm"/>
    </style:style>
    <style:style style:name="gr147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Hatching_20_1" draw:fill-hatch-solid="false" draw:textarea-horizontal-align="right" draw:textarea-vertical-align="bottom" draw:auto-grow-height="false" fo:min-height="2.948cm" fo:min-width="5.898cm" fo:padding-top="0.126cm" fo:padding-bottom="0.126cm" fo:padding-left="0.251cm" fo:padding-right="0.251cm"/>
    </style:style>
    <style:style style:name="gr148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Hatching_20_1" draw:fill-hatch-solid="false" draw:textarea-horizontal-align="center" draw:textarea-vertical-align="bottom" draw:auto-grow-height="false" fo:min-height="3.14cm" fo:min-width="0.89cm" fo:padding-top="0.23cm" fo:padding-bottom="0.23cm" fo:padding-left="0.355cm" fo:padding-right="0.355cm"/>
    </style:style>
    <style:style style:name="gr149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2.74cm" fo:min-width="1.69cm" fo:padding-top="0.23cm" fo:padding-bottom="0.23cm" fo:padding-left="0.355cm" fo:padding-right="0.355cm"/>
    </style:style>
    <style:style style:name="gr150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Black_20_0_20_Degrees" draw:textarea-horizontal-align="left" draw:textarea-vertical-align="bottom" draw:auto-grow-height="false" fo:min-height="0.948cm" fo:min-width="1.898cm" fo:padding-top="0.126cm" fo:padding-bottom="0.126cm" fo:padding-left="0.251cm" fo:padding-right="0.251cm"/>
    </style:style>
    <style:style style:name="gr151" style:family="graphic" style:parent-style-name="objectwithoutfill">
      <style:graphic-properties svg:stroke-width="0.6cm" svg:stroke-color="#314004" draw:marker-start-width="1.099cm" draw:marker-end-width="1.099cm" svg:stroke-linecap="round" draw:fill="none" draw:textarea-vertical-align="middle" fo:padding-top="0.424cm" fo:padding-bottom="0.424cm" fo:padding-left="0.549cm" fo:padding-right="0.549cm"/>
    </style:style>
    <style:style style:name="gr152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8.742cm" fo:min-width="2.092cm" fo:padding-top="0.429cm" fo:padding-bottom="0.429cm" fo:padding-left="0.554cm" fo:padding-right="0.554cm"/>
    </style:style>
    <style:style style:name="gr153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5.142cm" fo:min-width="2.092cm" fo:padding-top="0.429cm" fo:padding-bottom="0.429cm" fo:padding-left="0.554cm" fo:padding-right="0.554cm"/>
    </style:style>
    <style:style style:name="gr154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5.542cm" fo:min-width="2.092cm" fo:padding-top="0.429cm" fo:padding-bottom="0.429cm" fo:padding-left="0.554cm" fo:padding-right="0.554cm"/>
    </style:style>
    <style:style style:name="gr155" style:family="graphic" style:parent-style-name="standard">
      <style:graphic-properties svg:stroke-width="0.6cm" svg:stroke-color="#b84700" draw:marker-start-width="1.606cm" draw:marker-end-width="1.606cm" draw:fill="hatch" draw:fill-color="#ffffff" draw:fill-hatch-name="Red_20_Crossed_20_45_20_Degrees" draw:textarea-horizontal-align="justify" draw:textarea-vertical-align="middle" draw:auto-grow-height="false" fo:min-height="2.342cm" fo:min-width="2.092cm" fo:padding-top="0.429cm" fo:padding-bottom="0.429cm" fo:padding-left="0.554cm" fo:padding-right="0.554cm"/>
    </style:style>
    <style:style style:name="gr156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8.742cm" fo:min-width="2.092cm" fo:padding-top="0.429cm" fo:padding-bottom="0.429cm" fo:padding-left="0.554cm" fo:padding-right="0.554cm"/>
    </style:style>
    <style:style style:name="gr157" style:family="graphic" style:parent-style-name="standard">
      <style:graphic-properties svg:stroke-width="0.6cm" svg:stroke-color="#b84700" draw:marker-start-width="1.606cm" draw:marker-end-width="1.606cm" draw:stroke-linejoin="miter" draw:fill="hatch" draw:fill-color="#333333" draw:fill-hatch-name="Red_20_Crossed_20_45_20_Degrees" draw:textarea-horizontal-align="justify" draw:textarea-vertical-align="middle" draw:auto-grow-height="false" fo:min-height="15.142cm" fo:min-width="0.492cm" fo:padding-top="0.429cm" fo:padding-bottom="0.429cm" fo:padding-left="0.554cm" fo:padding-right="0.554cm"/>
    </style:style>
    <style:style style:name="gr158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2.342cm" fo:min-width="2.092cm" fo:padding-top="0.429cm" fo:padding-bottom="0.429cm" fo:padding-left="0.554cm" fo:padding-right="0.554cm"/>
    </style:style>
    <style:style style:name="gr159" style:family="graphic" style:parent-style-name="standard">
      <style:graphic-properties draw:fill-color="#e6e6e6" draw:textarea-horizontal-align="justify" draw:textarea-vertical-align="middle" draw:auto-grow-height="false" fo:min-height="0.95cm" fo:min-width="1.5cm"/>
    </style:style>
    <style:style style:name="gr160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13.69cm" fo:padding-top="0.23cm" fo:padding-bottom="0.23cm" fo:padding-left="0.355cm" fo:padding-right="0.355cm"/>
    </style:style>
    <style:style style:name="gr161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top" draw:auto-grow-height="false" fo:min-height="3.94cm" fo:min-width="6.49cm" fo:padding-top="0.23cm" fo:padding-bottom="0.23cm" fo:padding-left="0.355cm" fo:padding-right="0.355cm"/>
    </style:style>
    <style:style style:name="gr162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top" draw:auto-grow-height="false" fo:min-height="0cm" fo:min-width="12.09cm" fo:padding-top="0.23cm" fo:padding-bottom="0.23cm" fo:padding-left="0.355cm" fo:padding-right="0.355cm"/>
    </style:style>
    <style:style style:name="gr163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top" draw:auto-grow-height="false" fo:min-height="3.94cm" fo:min-width="5.29cm" fo:padding-top="0.23cm" fo:padding-bottom="0.23cm" fo:padding-left="0.355cm" fo:padding-right="0.355cm"/>
    </style:style>
    <style:style style:name="gr164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3.35cm" fo:min-width="17.1cm"/>
    </style:style>
    <style:style style:name="gr165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2.95cm" fo:min-width="17.1cm"/>
    </style:style>
    <style:style style:name="gr166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3.35cm" fo:min-width="1.5cm"/>
    </style:style>
    <style:style style:name="gr167" style:family="graphic" style:parent-style-name="standard">
      <style:graphic-properties draw:fill-color="#333333" draw:textarea-horizontal-align="justify" draw:textarea-vertical-align="middle" draw:auto-grow-height="false" fo:min-height="2.15cm" fo:min-width="1.5cm"/>
    </style:style>
    <style:style style:name="P1" style:family="paragraph">
      <loext:graphic-properties draw:fill="none" draw:fill-color="#cccccc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 style:font-weight-complex="normal"/>
    </style:style>
    <style:style style:name="P3" style:family="paragraph">
      <loext:graphic-properties draw:fill="solid" draw:fill-color="#000000"/>
      <style:paragraph-properties fo:text-align="center"/>
      <style:text-properties fo:font-size="24pt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hatch" draw:fill-color="#cccccc" draw:fill-hatch-name="Black_20_45_20_Degrees_20_Wide" draw:fill-hatch-solid="true"/>
      <style:paragraph-properties fo:text-align="center"/>
      <style:text-properties fo:font-size="24pt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-color="#cccccc"/>
      <style:paragraph-properties fo:text-align="center"/>
      <style:text-properties fo:font-size="24pt"/>
    </style:style>
    <style:style style:name="P9" style:family="paragraph">
      <loext:graphic-properties draw:fill-color="#cccccc"/>
      <style:paragraph-properties fo:text-align="center"/>
      <style:text-properties fo:font-size="18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cccccc"/>
      <style:paragraph-properties fo:text-align="center"/>
      <style:text-properties fo:font-size="24pt" style:font-weight-complex="normal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b3b3b3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b3b3b3"/>
      <style:paragraph-properties fo:text-align="center"/>
    </style:style>
    <style:style style:name="P16" style:family="paragraph">
      <style:paragraph-properties fo:margin-left="0.5cm" fo:margin-right="0cm" fo:text-align="end" fo:text-indent="0cm"/>
    </style:style>
    <style:style style:name="P17" style:family="paragraph">
      <loext:graphic-properties draw:fill="solid" draw:fill-color="#b3b3b3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e6e6e6"/>
      <style:paragraph-properties fo:text-align="center"/>
    </style:style>
    <style:style style:name="P20" style:family="paragraph">
      <loext:graphic-properties draw:fill="gradient" draw:fill-gradient-name="Gradient_20_7"/>
      <style:paragraph-properties fo:text-align="center"/>
    </style:style>
    <style:style style:name="P21" style:family="paragraph">
      <loext:graphic-properties draw:fill="hatch" draw:fill-color="#cccccc" draw:fill-hatch-name="Hatching_20_1" draw:fill-hatch-solid="false"/>
      <style:paragraph-properties fo:text-align="center"/>
      <style:text-properties fo:font-size="24pt"/>
    </style:style>
    <style:style style:name="P22" style:family="paragraph">
      <loext:graphic-properties draw:fill="hatch" draw:fill-color="#ffffff" draw:fill-hatch-name="Red_20_Crossed_20_45_20_Degrees"/>
      <style:paragraph-properties fo:text-align="center"/>
      <style:text-properties fo:font-size="24pt" style:font-weight-complex="normal"/>
    </style:style>
    <style:style style:name="P23" style:family="paragraph">
      <loext:graphic-properties draw:fill="hatch" draw:fill-hatch-name="Red_20_Crossed_20_45_20_Degrees"/>
      <style:paragraph-properties fo:text-align="center"/>
    </style:style>
    <style:style style:name="P24" style:family="paragraph">
      <loext:graphic-properties draw:fill="hatch" draw:fill-color="#333333" draw:fill-hatch-name="Red_20_Crossed_20_45_20_Degrees"/>
      <style:paragraph-properties fo:text-align="center"/>
      <style:text-properties fo:font-size="24pt" style:font-weight-complex="normal"/>
    </style:style>
    <style:style style:name="P25" style:family="paragraph">
      <loext:graphic-properties draw:fill="none" draw:fill-color="#729fcf"/>
      <style:paragraph-properties fo:text-align="center"/>
    </style:style>
    <style:style style:name="P26" style:family="paragraph">
      <loext:graphic-properties draw:fill-color="#b84747"/>
      <style:paragraph-properties fo:text-align="center"/>
    </style:style>
    <style:style style:name="P27" style:family="paragraph">
      <loext:graphic-properties draw:fill="hatch" draw:fill-color="#cccccc" draw:fill-hatch-name="Black_20_0_20_Degrees"/>
      <style:paragraph-properties fo:text-align="center"/>
      <style:text-properties fo:font-size="24pt" style:font-weight-complex="normal"/>
    </style:style>
    <style:style style:name="P28" style:family="paragraph">
      <loext:graphic-properties draw:fill="hatch" draw:fill-hatch-name="Black_20_0_20_Degrees"/>
      <style:paragraph-properties fo:text-align="center"/>
    </style:style>
    <style:style style:name="P29" style:family="paragraph">
      <loext:graphic-properties draw:fill="none" draw:opacity="80%"/>
      <style:paragraph-properties fo:text-align="center"/>
    </style:style>
    <style:style style:name="P30" style:family="paragraph">
      <loext:graphic-properties draw:fill="none" draw:fill-color="#729fcf" draw:opacity="80%"/>
      <style:paragraph-properties fo:text-align="center"/>
    </style:style>
    <style:style style:name="P31" style:family="paragraph">
      <loext:graphic-properties draw:fill-color="#314004" draw:opacity="90%"/>
      <style:paragraph-properties fo:text-align="center"/>
    </style:style>
    <style:style style:name="P32" style:family="paragraph">
      <loext:graphic-properties draw:fill="hatch" draw:fill-color="#cccccc" draw:fill-hatch-name="Hatching_20_1" draw:fill-hatch-solid="false"/>
      <style:paragraph-properties fo:text-align="center"/>
      <style:text-properties fo:font-size="24pt" style:font-weight-complex="normal"/>
    </style:style>
    <style:style style:name="P33" style:family="paragraph">
      <loext:graphic-properties draw:fill="hatch" draw:fill-hatch-name="Hatching_20_1" draw:fill-hatch-solid="false"/>
      <style:paragraph-properties fo:text-align="center"/>
    </style:style>
    <style:style style:name="P34" style:family="paragraph">
      <loext:graphic-properties draw:fill-color="#333333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 style:font-weight-complex="normal"/>
    </style:style>
    <style:style style:name="T3" style:family="text">
      <style:text-properties fo:font-size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8pt" style:font-size-complex="18pt" style:font-weight-complex="normal"/>
    </style:style>
    <style:style style:name="T6" style:family="text">
      <style:text-properties fo:font-size="14pt" style:font-size-asian="14pt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egane grond" draw:style-name="dp1" draw:master-page-name="Default">
        <draw:g>
          <draw:custom-shape draw:style-name="gr1" draw:text-style-name="P1" draw:layer="layout" svg:width="29cm" svg:height="20cm" svg:x="0.2cm" svg:y="0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7.2cm" svg:height="26.8cm" draw:transform="rotate (1.5707963267949) translate (1.7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5.6cm" svg:height="9.2cm" draw:transform="rotate (1.5707963267949) translate (18.5cm 18.4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" draw:text-style-name="P4" draw:layer="measurelines" svg:x1="1.3cm" svg:y1="2.871cm" svg:x2="1.3cm" svg:y2="2.071cm">
            <text:p text:style-name="P4"><text:span text:style-name="T1"><text:measure text:kind="gap"/></text:span><text:span text:style-name="T1"><text:measure text:kind="value">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4" draw:text-style-name="P4" draw:layer="measurelines" svg:x1="1.7cm" svg:y1="18.471cm" svg:x2="1.7cm" svg:y2="2.871cm">
            <text:p text:style-name="P4"><text:span text:style-name="T1"><text:measure text:kind="gap"/></text:span><text:span text:style-name="T1"><text:measure text:kind="value">78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5" draw:text-style-name="P5" draw:layer="layout" svg:x1="2.5cm" svg:y1="2.071cm" svg:x2="27.7cm" svg:y2="2.071cm">
            <text:p text:style-name="P5"><text:span text:style-name="T1"><text:measure text:kind="gap"/></text:span><text:span text:style-name="T1"><text:measure text:kind="value">1,26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custom-shape draw:style-name="gr6" draw:text-style-name="P3" draw:layer="layout" svg:width="15.6cm" svg:height="6.4cm" draw:transform="rotate (1.5707963267949) translate (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15.6cm" svg:height="8.4cm" draw:transform="rotate (1.5707963267949) translate (9.3cm 18.4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8" draw:text-style-name="P4" draw:layer="layout" svg:x1="0.5cm" svg:y1="18.471cm" svg:x2="0.5cm" svg:y2="19.271cm">
            <text:p text:style-name="P4"><text:measure text:kind="gap"/><text:measure text:kind="value">40</text:measure> <text:measure text:kind="unit">cm</text:measure><text:measure text:kind="gap"/></text:p>
          </draw:measure>
          <draw:measure draw:style-name="gr9" draw:text-style-name="P5" draw:layer="layout" svg:x1="17.7cm" svg:y1="1.671cm" svg:x2="18.9cm" svg:y2="1.671cm">
            <text:p text:style-name="P5"><text:span text:style-name="T1"><text:measure text:kind="gap"/></text:span><text:span text:style-name="T1"><text:measure text:kind="value">6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10" draw:text-style-name="P5" draw:layer="layout" svg:x1="27.7cm" svg:y1="1.671cm" svg:x2="28.5cm" svg:y2="1.671cm">
            <text:p text:style-name="P5"><text:span text:style-name="T1"><text:measure text:kind="gap"/></text:span><text:span text:style-name="T1"><text:measure text:kind="value">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11" draw:text-style-name="P5" draw:layer="layout" svg:x1="2.5cm" svg:y1="0.871cm" svg:x2="1.7cm" svg:y2="0.871cm">
            <text:p text:style-name="P5"><text:span text:style-name="T1"><text:measure text:kind="gap"/></text:span><text:span text:style-name="T1"><text:measure text:kind="value">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12" draw:text-style-name="P5" draw:layer="layout" svg:x1="8.5cm" svg:y1="1.271cm" svg:x2="9.3cm" svg:y2="1.271cm">
            <text:p text:style-name="P5"><text:span text:style-name="T1"><text:measure text:kind="gap"/></text:span><text:span text:style-name="T1"><text:measure text:kind="value">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13" draw:text-style-name="P5" draw:layer="layout" svg:x1="1.7cm" svg:y1="20.471cm" svg:x2="28.5cm" svg:y2="20.471cm">
            <text:p text:style-name="P5"><text:span text:style-name="T1"><text:measure text:kind="gap"/></text:span><text:span text:style-name="T1"><text:measure text:kind="value">1,3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</draw:g>
        <draw:g>
          <draw:custom-shape draw:style-name="gr14" draw:text-style-name="P6" draw:layer="layout" svg:width="1.196cm" svg:height="7.6cm" draw:transform="skewX (0.000523598775598299) translate (17.704cm 6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draw:layer="layout" svg:width="5.999cm" svg:height="1.2cm" draw:transform="skewX (0.000523598775598299) translate (11.701cm 10.0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draw:layer="layout" svg:width="2cm" svg:height="2cm" svg:x="7.3cm" svg:y="11.271cm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custom-shape draw:style-name="gr16" draw:text-style-name="P7" draw:layer="layout" svg:width="1.999cm" svg:height="2cm" draw:transform="rotate (1.5707963267949) translate (4.1cm 13.27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custom-shape draw:style-name="gr17" draw:text-style-name="P8" draw:layer="layout" svg:width="1.201cm" svg:height="2cm" draw:transform="skewX (0.000523598775598299) translate (6.1cm 11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8" draw:layer="layout" svg:width="6.399cm" svg:height="4.8cm" draw:transform="skewX (0.000523598775598299) translate (2.901cm 13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9" draw:layer="layout" svg:width="1.999cm" svg:height="1.6cm" draw:transform="skewX (0.000523598775598299) translate (2.101cm 11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1" draw:layer="layout" svg:width="4cm" svg:height="1.6cm" svg:x="4.9cm" svg:y="12.871cm">
            <text:p text:style-name="P10"><text:span text:style-name="T2">Badkamer</text:span></text:p>
            <text:p text:style-name="P10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8" draw:layer="layout" svg:width="2cm" svg:height="5.2cm" draw:transform="skewX (0.000523598775598299) translate (9.7cm 12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7" draw:layer="layout" svg:width="2.4cm" svg:height="2.4cm" svg:x="8.9cm" svg:y="8.471cm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custom-shape draw:style-name="gr16" draw:text-style-name="P7" draw:layer="layout" svg:width="2cm" svg:height="2cm" draw:transform="rotate (-1.5707963267949) translate (11.3cm 10.871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custom-shape draw:style-name="gr16" draw:text-style-name="P7" draw:layer="layout" svg:width="2cm" svg:height="2cm" draw:transform="rotate (-3.14159265358979) translate (9.3cm 12.871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custom-shape draw:style-name="gr16" draw:text-style-name="P7" draw:layer="layout" svg:width="2cm" svg:height="2cm" draw:transform="rotate (-1.5707963267949) translate (8.5cm 8.871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custom-shape draw:style-name="gr16" draw:text-style-name="P7" draw:layer="layout" svg:width="2cm" svg:height="2cm" draw:transform="rotate (-3.14159265358979) translate (11.3cm 10.471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custom-shape draw:style-name="gr23" draw:text-style-name="P7" draw:layer="layout" svg:width="1.6cm" svg:height="1.6cm" draw:transform="rotate (1.5707963267949) translate (9.7cm 12.871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custom-shape draw:style-name="gr24" draw:text-style-name="P8" draw:layer="layout" svg:width="5.199cm" svg:height="3.6cm" draw:transform="skewX (0.000523598775598299) translate (2.102cm 7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8" draw:layer="layout" svg:width="4.401cm" svg:height="5.6cm" draw:transform="skewX (0.000523598775598299) translate (2.101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8" draw:layer="layout" svg:width="2cm" svg:height="5.2cm" draw:transform="skewX (0.000523598775598299) translate (9.301cm 3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1" draw:layer="layout" svg:width="6.4cm" svg:height="6.8cm" svg:x="11.3cm" svg:y="11.271cm">
            <text:p text:style-name="P10"><text:span text:style-name="T2">Keuken</text:span></text:p>
            <text:p text:style-name="P10"><text:span text:style-name="T2"/></text:p>
            <text:p text:style-name="P10"><text:span text:style-name="T2"/></text:p>
            <text:p text:style-name="P10"><text:span text:style-name="T2"/></text:p>
            <text:p text:style-name="P10"><text:span text:style-name="T2"/></text:p>
            <text:p text:style-name="P10"><text:span text:style-name="T2">`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8" draw:layer="layout" svg:width="3.2cm" svg:height="4.4cm" draw:transform="skewX (0.000349065850398866) translate (5.701cm 6.471cm)">
            <text:p text:style-name="P10"><text:span text:style-name="T3">Entr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1" draw:layer="layout" svg:width="6.4cm" svg:height="6.8cm" svg:x="11.3cm" svg:y="3.271cm">
            <text:p text:style-name="P10"><text:span text:style-name="T2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8" draw:layer="layout" svg:width="8.4cm" svg:height="14.8cm" svg:x="18.9cm" svg:y="3.271cm">
            <text:p text:style-name="P10"><text:span text:style-name="T3">Woonkamer /</text:span></text:p>
            <text:p text:style-name="P10"><text:span text:style-name="T3">Muziek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3" draw:layer="layout" svg:width="1.2cm" svg:height="1.6cm" svg:x="9.7cm" svg:y="16.471cm">
            <text:p text:style-name="P12"><text:span text:style-name="T4">k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1" draw:text-style-name="P14" draw:layer="layout" svg:x1="19.3cm" svg:y1="8.871cm" svg:x2="18.9cm" svg:y2="6.871cm">
            <text:p/>
          </draw:line>
          <draw:line draw:style-name="gr31" draw:text-style-name="P14" draw:layer="layout" svg:x1="24.5cm" svg:y1="17.671cm" svg:x2="26.5cm" svg:y2="18.471cm">
            <text:p/>
          </draw:line>
          <draw:custom-shape draw:style-name="gr32" draw:text-style-name="P13" draw:layer="layout" svg:width="6.8cm" svg:height="1.6cm" svg:x="10.9cm" svg:y="16.471cm">
            <text:p text:style-name="P12"><text:span text:style-name="T4">aanrech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5" draw:layer="layout" svg:width="1.6cm" svg:height="1.6cm" svg:x="2.9cm" svg:y="16.471cm">
            <text:p text:style-name="P10">Was</text:p>
            <text:p text:style-name="P10">mch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1" draw:layer="layout" svg:width="2cm" svg:height="3.6cm" svg:x="6.9cm" svg:y="2.471cm">
            <text:p text:style-name="P10"><text:span text:style-name="T2">W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1" draw:text-style-name="P14" draw:layer="layout" svg:x1="24.5cm" svg:y1="20.071cm" svg:x2="26.5cm" svg:y2="19.271cm">
            <text:p/>
          </draw:line>
          <draw:custom-shape draw:style-name="gr35" draw:text-style-name="P15" draw:layer="layout" svg:width="2cm" svg:height="4cm" svg:x="2.5cm" svg:y="4.071cm">
            <text:p text:style-name="P10">Trap</text:p>
            <text:p text:style-name="P10"><text:span text:style-name="T5">40 -</text:span></text:p>
            <text:p text:style-name="P10"><text:span text:style-name="T5">24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1" draw:text-style-name="P14" draw:layer="layout" svg:x1="7.3cm" svg:y1="11.671cm" svg:x2="8.9cm" svg:y2="12.871cm">
            <text:p/>
          </draw:line>
          <draw:line draw:style-name="gr31" draw:text-style-name="P14" draw:layer="layout" svg:x1="2.9cm" svg:y1="8.471cm" svg:x2="2.1cm" svg:y2="10.471cm">
            <text:p/>
          </draw:line>
          <draw:custom-shape draw:style-name="gr36" draw:text-style-name="P15" draw:layer="layout" svg:width="1.2cm" svg:height="2cm" svg:x="2.9cm" svg:y="13.671cm">
            <text:p text:style-name="P10">wb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1" draw:text-style-name="P14" draw:layer="layout" svg:x1="6.9cm" svg:y1="6.871cm" svg:x2="8.9cm" svg:y2="6.471cm">
            <text:p/>
          </draw:line>
          <draw:line draw:style-name="gr31" draw:text-style-name="P14" draw:layer="layout" svg:x1="11.3cm" svg:y1="9.271cm" svg:x2="9.3cm" svg:y2="8.471cm">
            <text:p/>
          </draw:line>
          <draw:custom-shape draw:style-name="gr37" draw:text-style-name="P15" draw:layer="layout" svg:width="3.6cm" svg:height="1.6cm" svg:x="5.7cm" svg:y="16.471cm">
            <text:p text:style-name="P10">Bad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1" draw:text-style-name="P14" draw:layer="layout" svg:x1="17.7cm" svg:y1="14.471cm" svg:x2="17.3cm" svg:y2="12.471cm">
            <text:p/>
          </draw:line>
          <draw:line draw:style-name="gr31" draw:text-style-name="P14" draw:layer="layout" svg:x1="17.3cm" svg:y1="8.871cm" svg:x2="17.7cm" svg:y2="6.871cm">
            <text:p/>
          </draw:line>
          <draw:line draw:style-name="gr31" draw:text-style-name="P14" draw:layer="layout" svg:x1="18.9cm" svg:y1="14.471cm" svg:x2="19.3cm" svg:y2="12.471cm">
            <text:p/>
          </draw:line>
          <draw:line draw:style-name="gr31" draw:text-style-name="P14" draw:layer="layout" svg:x1="11.7cm" svg:y1="12.071cm" svg:x2="9.7cm" svg:y2="12.871cm">
            <text:p/>
          </draw:line>
          <draw:measure draw:style-name="gr38" draw:text-style-name="P10" draw:layer="measurelines" svg:x1="19.2cm" svg:y1="3.271cm" svg:x2="19.2cm" svg:y2="18.071cm">
            <text:p text:style-name="P4"><text:span text:style-name="T1"><text:measure text:kind="gap"/></text:span><text:span text:style-name="T1"><text:measure text:kind="value">7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38" draw:text-style-name="P10" draw:layer="measurelines" svg:x1="18.9cm" svg:y1="4.871cm" svg:x2="27.3cm" svg:y2="4.871cm">
            <text:p text:style-name="P4"><text:span text:style-name="T1"><text:measure text:kind="gap"/></text:span><text:span text:style-name="T1"><text:measure text:kind="value">42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38" draw:text-style-name="P10" draw:layer="layout" svg:x1="9.3cm" svg:y1="4.871cm" svg:x2="17.7cm" svg:y2="4.871cm">
            <text:p text:style-name="P4"><text:span text:style-name="T1"><text:measure text:kind="gap"/></text:span><text:span text:style-name="T1"><text:measure text:kind="value">42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39" draw:text-style-name="P4" draw:layer="layout" svg:x1="9.7cm" svg:y1="16.171cm" svg:x2="17.7cm" svg:y2="16.171cm">
            <text:p text:style-name="P4"><text:span text:style-name="T1"><text:measure text:kind="gap"/></text:span><text:span text:style-name="T1"><text:measure text:kind="value">40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40" draw:text-style-name="P10" draw:layer="layout" svg:x1="12.1cm" svg:y1="3.271cm" svg:x2="12.1cm" svg:y2="10.071cm">
            <text:p text:style-name="P10"><text:measure text:kind="gap"/><text:measure text:kind="value">340</text:measure> <text:measure text:kind="unit">cm</text:measure><text:measure text:kind="gap"/></text:p>
          </draw:measure>
          <draw:measure draw:style-name="gr38" draw:text-style-name="P10" draw:layer="layout" svg:x1="15.3cm" svg:y1="11.271cm" svg:x2="15.3cm" svg:y2="18.071cm">
            <text:p text:style-name="P4"><text:span text:style-name="T1"><text:measure text:kind="gap"/></text:span><text:span text:style-name="T1"><text:measure text:kind="value">3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38" draw:text-style-name="P10" draw:layer="layout" svg:x1="6.9cm" svg:y1="4.471cm" svg:x2="8.9cm" svg:y2="4.471cm">
            <text:p text:style-name="P16"><text:measure text:kind="gap"/><text:measure text:kind="value">100</text:measure> <text:measure text:kind="unit">cm</text:measure><text:measure text:kind="gap"/></text:p>
          </draw:measure>
          <draw:measure draw:style-name="gr39" draw:text-style-name="P16" draw:layer="layout" svg:x1="2.9cm" svg:y1="16.171cm" svg:x2="9.7cm" svg:y2="16.171cm">
            <text:p text:style-name="P16"><text:measure text:kind="gap"/><text:measure text:kind="value">340</text:measure> <text:measure text:kind="unit">cm</text:measure><text:measure text:kind="gap"/></text:p>
          </draw:measure>
          <draw:measure draw:style-name="gr41" draw:text-style-name="P5" draw:layer="layout" svg:x1="5.2cm" svg:y1="11.271cm" svg:x2="5.2cm" svg:y2="18.071cm">
            <text:p text:style-name="P5"><text:span text:style-name="T1"><text:measure text:kind="gap"/></text:span><text:span text:style-name="T1"><text:measure text:kind="value">3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custom-shape draw:style-name="gr42" draw:text-style-name="P15" draw:layer="layout" svg:width="2cm" svg:height="1.6cm" svg:x="2.5cm" svg:y="2.471cm">
            <text:p text:style-name="P10"><text:span text:style-name="T5">4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3" draw:text-style-name="P5" draw:layer="layout" svg:x1="2cm" svg:y1="2.471cm" svg:x2="2cm" svg:y2="10.871cm">
            <text:p text:style-name="P5"><text:measure text:kind="gap"/><text:measure text:kind="value">420</text:measure> <text:measure text:kind="unit">cm</text:measure><text:measure text:kind="gap"/></text:p>
          </draw:measure>
          <draw:line draw:style-name="gr44" draw:text-style-name="P14" draw:layer="layout" svg:x1="2.9cm" svg:y1="8.071cm" svg:x2="4.1cm" svg:y2="8.471cm">
            <text:p/>
          </draw:line>
          <draw:custom-shape draw:style-name="gr45" draw:text-style-name="P15" draw:layer="layout" svg:width="1.6cm" svg:height="1.6cm" svg:x="2.1cm" svg:y="11.271cm">
            <text:p text:style-name="P10"><text:span text:style-name="T5">Kach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7" draw:layer="layout" svg:width="2cm" svg:height="0.8cm" svg:x="2.5cm" svg:y="7.271cm">
            <text:p text:style-name="P10"><text:span text:style-name="T5">M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7" draw:text-style-name="P14" draw:layer="layout" svg:x1="3.3cm" svg:y1="10.871cm" svg:x2="4.9cm" svg:y2="10.471cm">
            <text:p text:style-name="P10">`</text:p>
          </draw:line>
          <draw:custom-shape draw:style-name="gr42" draw:text-style-name="P13" draw:layer="layout" svg:width="2cm" svg:height="1.6cm" svg:x="4.5cm" svg:y="2.471cm">
            <text:p text:style-name="P12"><text:span text:style-name="T6">2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8" draw:text-style-name="P5" draw:layer="layout" svg:x1="6.1cm" svg:y1="2.471cm" svg:x2="6.1cm" svg:y2="6.071cm">
            <text:p text:style-name="P5"><text:span text:style-name="T1"><text:measure text:kind="gap"/></text:span><text:span text:style-name="T1"><text:measure text:kind="value">18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custom-shape draw:style-name="gr49" draw:text-style-name="P13" draw:layer="layout" svg:width="2.8cm" svg:height="1.6cm" svg:x="12.1cm" svg:y="12.871cm">
            <text:p text:style-name="P12"><text:span text:style-name="T4">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3" draw:layer="layout" svg:width="1.2cm" svg:height="1.2cm" svg:x="17.7cm" svg:y="8.871cm">
            <text:p text:style-name="P12"><text:span text:style-name="T4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3" draw:layer="layout" svg:width="1.2cm" svg:height="1.2cm" svg:x="17.7cm" svg:y="11.271cm">
            <text:p text:style-name="P12"><text:span text:style-name="T4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3" draw:layer="layout" svg:width="1.2cm" svg:height="1.2cm" svg:x="17.7cm" svg:y="10.071cm">
            <text:p text:style-name="P12"><text:span text:style-name="T4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3" draw:layer="layout" svg:width="2cm" svg:height="1.2cm" svg:x="13.7cm" svg:y="10.071cm">
            <text:p text:style-name="P12"><text:span text:style-name="T4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3" draw:layer="layout" svg:width="2cm" svg:height="1.2cm" svg:x="11.7cm" svg:y="10.071cm">
            <text:p text:style-name="P12"><text:span text:style-name="T4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3" draw:layer="layout" svg:width="2cm" svg:height="1.2cm" svg:x="15.7cm" svg:y="10.071cm">
            <text:p text:style-name="P12"><text:span text:style-name="T4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2" draw:text-style-name="P18" draw:layer="layout" svg:width="0.502cm" svg:height="0.962cm" svg:x="16.228cm" svg:y="12.071cm">
            <draw:text-box>
              <text:p/>
            </draw:text-box>
          </draw:frame>
          <draw:frame draw:style-name="gr52" draw:text-style-name="P18" draw:layer="layout" svg:width="0.502cm" svg:height="0.962cm" svg:x="4.9cm" svg:y="4.871cm">
            <draw:text-box>
              <text:p/>
            </draw:text-box>
          </draw:frame>
          <draw:custom-shape draw:style-name="gr23" draw:text-style-name="P7" draw:layer="layout" svg:width="1.6cm" svg:height="1.6cm" draw:transform="rotate (-1.5707963267949) translate (5.7cm 11.271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</draw:g>
        <draw:g>
          <draw:custom-shape draw:style-name="gr53" draw:text-style-name="P19" draw:layer="layout" svg:width="0.4cm" svg:height="1.2cm" draw:transform="rotate (1.5707963267949) translate (12.9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2.9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9.7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9.7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1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1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1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6.1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6.1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2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2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2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2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4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4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3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3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3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3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22.5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2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22.5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2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9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9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9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9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25.7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25.7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24.1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24.1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25.7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25.7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22.5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22.5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22.5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22.5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9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9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9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9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7.7cm 12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svg:x="28.1cm" svg:y="11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7.7cm 12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svg:x="28.1cm" svg:y="11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7.7cm 9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svg:x="28.1cm" svg:y="8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7.7cm 8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svg:x="28.1cm" svg:y="6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7.7cm 9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svg:x="28.1cm" svg:y="8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7.7cm 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svg:x="28.1cm" svg:y="5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7.7cm 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7.7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svg:x="28.1cm" svg:y="14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7.7cm 14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svg:x="28.1cm" svg:y="13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7.7cm 14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svg:x="28.1cm" svg:y="13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.1cm 4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.1cm 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.1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svg:x="2.5cm" svg:y="14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.1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svg:x="2.5cm" svg:y="14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6.1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6.1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3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.1cm 17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.9cm 17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4" draw:text-style-name="P19" draw:layer="layout" svg:width="0.4cm" svg:height="0.8cm" draw:transform="rotate (1.5707963267949) translate (6.9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.1cm 12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4.9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" draw:style-name="dp1" draw:master-page-name="Default">
        <draw:g>
          <draw:custom-shape draw:style-name="gr1" draw:text-style-name="P1" draw:layer="layout" svg:width="29cm" svg:height="20cm" svg:x="0.2cm" svg:y="0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7.2cm" svg:height="26.8cm" draw:transform="rotate (1.5707963267949) translate (1.7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5.6cm" svg:height="9.2cm" draw:transform="rotate (1.5707963267949) translate (18.5cm 18.4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" draw:text-style-name="P4" draw:layer="measurelines" svg:x1="1.3cm" svg:y1="2.871cm" svg:x2="1.3cm" svg:y2="2.071cm">
            <text:p text:style-name="P4"><text:span text:style-name="T1"><text:measure text:kind="gap"/></text:span><text:span text:style-name="T1"><text:measure text:kind="value">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4" draw:text-style-name="P4" draw:layer="measurelines" svg:x1="1.7cm" svg:y1="18.471cm" svg:x2="1.7cm" svg:y2="2.871cm">
            <text:p text:style-name="P4"><text:span text:style-name="T1"><text:measure text:kind="gap"/></text:span><text:span text:style-name="T1"><text:measure text:kind="value">78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55" draw:text-style-name="P5" draw:layer="layout" svg:x1="2.5cm" svg:y1="2.071cm" svg:x2="27.7cm" svg:y2="2.071cm">
            <text:p text:style-name="P5"><text:span text:style-name="T1"><text:measure text:kind="gap"/></text:span><text:span text:style-name="T1"><text:measure text:kind="value">1,26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custom-shape draw:style-name="gr6" draw:text-style-name="P3" draw:layer="layout" svg:width="15.6cm" svg:height="6.4cm" draw:transform="rotate (1.5707963267949) translate (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15.6cm" svg:height="8.4cm" draw:transform="rotate (1.5707963267949) translate (9.3cm 18.4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8" draw:text-style-name="P4" draw:layer="layout" svg:x1="0.5cm" svg:y1="18.471cm" svg:x2="0.5cm" svg:y2="19.271cm">
            <text:p text:style-name="P4"><text:measure text:kind="gap"/><text:measure text:kind="value">40</text:measure> <text:measure text:kind="unit">cm</text:measure><text:measure text:kind="gap"/></text:p>
          </draw:measure>
          <draw:measure draw:style-name="gr56" draw:text-style-name="P5" draw:layer="layout" svg:x1="17.7cm" svg:y1="1.671cm" svg:x2="18.9cm" svg:y2="1.671cm">
            <text:p text:style-name="P5"><text:span text:style-name="T1"><text:measure text:kind="gap"/></text:span><text:span text:style-name="T1"><text:measure text:kind="value">6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57" draw:text-style-name="P5" draw:layer="layout" svg:x1="27.7cm" svg:y1="1.671cm" svg:x2="28.5cm" svg:y2="1.671cm">
            <text:p text:style-name="P5"><text:span text:style-name="T1"><text:measure text:kind="gap"/></text:span><text:span text:style-name="T1"><text:measure text:kind="value">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58" draw:text-style-name="P5" draw:layer="layout" svg:x1="2.5cm" svg:y1="0.871cm" svg:x2="1.7cm" svg:y2="0.871cm">
            <text:p text:style-name="P5"><text:span text:style-name="T1"><text:measure text:kind="gap"/></text:span><text:span text:style-name="T1"><text:measure text:kind="value">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59" draw:text-style-name="P5" draw:layer="layout" svg:x1="8.5cm" svg:y1="1.271cm" svg:x2="9.3cm" svg:y2="1.271cm">
            <text:p text:style-name="P5"><text:span text:style-name="T1"><text:measure text:kind="gap"/></text:span><text:span text:style-name="T1"><text:measure text:kind="value">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60" draw:text-style-name="P5" draw:layer="layout" svg:x1="1.7cm" svg:y1="20.471cm" svg:x2="28.5cm" svg:y2="20.471cm">
            <text:p text:style-name="P5"><text:span text:style-name="T1"><text:measure text:kind="gap"/></text:span><text:span text:style-name="T1"><text:measure text:kind="value">1,3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</draw:g>
        <draw:g>
          <draw:custom-shape draw:style-name="gr16" draw:text-style-name="P7" draw:layer="layout" svg:width="2cm" svg:height="2cm" svg:x="7.3cm" svg:y="11.271cm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custom-shape draw:style-name="gr16" draw:text-style-name="P7" draw:layer="layout" svg:width="1.999cm" svg:height="2cm" draw:transform="rotate (1.5707963267949) translate (4.1cm 13.27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custom-shape draw:style-name="gr17" draw:text-style-name="P8" draw:layer="layout" svg:width="1.201cm" svg:height="2cm" draw:transform="skewX (0.000523598775598299) translate (6.1cm 11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8" draw:layer="layout" svg:width="6.399cm" svg:height="4.8cm" draw:transform="skewX (0.000523598775598299) translate (2.901cm 13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9" draw:layer="layout" svg:width="1.999cm" svg:height="1.6cm" draw:transform="skewX (0.000523598775598299) translate (2.101cm 11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1" draw:layer="layout" svg:width="4cm" svg:height="1.6cm" svg:x="4.9cm" svg:y="12.871cm">
            <text:p text:style-name="P10"><text:span text:style-name="T2">Badkamer</text:span></text:p>
            <text:p text:style-name="P10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8" draw:layer="layout" svg:width="2cm" svg:height="5.2cm" draw:transform="skewX (0.000523598775598299) translate (9.7cm 12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7" draw:layer="layout" svg:width="2.4cm" svg:height="2.4cm" svg:x="8.9cm" svg:y="8.471cm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custom-shape draw:style-name="gr16" draw:text-style-name="P7" draw:layer="layout" svg:width="2cm" svg:height="2cm" draw:transform="rotate (-1.5707963267949) translate (11.3cm 10.871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custom-shape draw:style-name="gr16" draw:text-style-name="P7" draw:layer="layout" svg:width="2cm" svg:height="2cm" draw:transform="rotate (-3.14159265358979) translate (9.3cm 12.871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custom-shape draw:style-name="gr16" draw:text-style-name="P7" draw:layer="layout" svg:width="2cm" svg:height="2cm" draw:transform="rotate (-1.5707963267949) translate (8.5cm 8.871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custom-shape draw:style-name="gr22" draw:text-style-name="P7" draw:layer="layout" svg:width="2.4cm" svg:height="2.4cm" draw:transform="rotate (-3.14159265358979) translate (11.7cm 10.871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custom-shape draw:style-name="gr16" draw:text-style-name="P7" draw:layer="layout" svg:width="2cm" svg:height="2cm" draw:transform="rotate (1.5707963267949) translate (9.7cm 12.871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custom-shape draw:style-name="gr24" draw:text-style-name="P8" draw:layer="layout" svg:width="5.199cm" svg:height="3.6cm" draw:transform="skewX (0.000523598775598299) translate (2.102cm 7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8" draw:layer="layout" svg:width="4.401cm" svg:height="5.6cm" draw:transform="skewX (0.000523598775598299) translate (2.101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8" draw:layer="layout" svg:width="2cm" svg:height="5.2cm" draw:transform="skewX (0.000523598775598299) translate (9.301cm 3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1" draw:layer="layout" svg:width="6cm" svg:height="6.8cm" svg:x="11.7cm" svg:y="11.271cm">
            <text:p text:style-name="P10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yout" svg:width="1.196cm" svg:height="7.6cm" draw:transform="skewX (0.000523598775598299) translate (17.704cm 6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8" draw:layer="layout" svg:width="3.2cm" svg:height="4.4cm" draw:transform="skewX (0.000349065850398866) translate (5.701cm 6.471cm)">
            <text:p text:style-name="P10"><text:span text:style-name="T3">Entr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1" draw:layer="layout" svg:width="6.4cm" svg:height="6.8cm" svg:x="11.3cm" svg:y="3.271cm">
            <text:p text:style-name="P10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8" draw:layer="layout" svg:width="8.4cm" svg:height="14.8cm" svg:x="18.9cm" svg:y="3.271cm">
            <text:p text:style-name="P10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3" draw:layer="layout" svg:width="1.2cm" svg:height="1.6cm" svg:x="9.7cm" svg:y="16.471cm">
            <text:p text:style-name="P12"><text:span text:style-name="T4">k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1" draw:text-style-name="P14" draw:layer="layout" svg:x1="24.5cm" svg:y1="17.671cm" svg:x2="26.5cm" svg:y2="18.471cm">
            <text:p/>
          </draw:line>
          <draw:custom-shape draw:style-name="gr32" draw:text-style-name="P13" draw:layer="layout" svg:width="6.8cm" svg:height="1.6cm" svg:x="10.9cm" svg:y="16.471cm">
            <text:p text:style-name="P12"><text:span text:style-name="T4">aanrech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5" draw:layer="layout" svg:width="1.6cm" svg:height="1.6cm" svg:x="2.9cm" svg:y="16.471cm">
            <text:p text:style-name="P10">Was</text:p>
            <text:p text:style-name="P10">mch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1" draw:layer="layout" svg:width="2cm" svg:height="3.6cm" svg:x="6.9cm" svg:y="2.471cm">
            <text:p text:style-name="P10"><text:span text:style-name="T2">W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1" draw:text-style-name="P14" draw:layer="layout" svg:x1="24.5cm" svg:y1="20.071cm" svg:x2="26.5cm" svg:y2="19.271cm">
            <text:p/>
          </draw:line>
          <draw:custom-shape draw:style-name="gr35" draw:text-style-name="P15" draw:layer="layout" svg:width="2cm" svg:height="4cm" svg:x="2.5cm" svg:y="4.071cm">
            <text:p text:style-name="P10">Trap</text:p>
            <text:p text:style-name="P10"><text:span text:style-name="T5">40 -</text:span></text:p>
            <text:p text:style-name="P10"><text:span text:style-name="T5">24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1" draw:text-style-name="P14" draw:layer="layout" svg:x1="7.3cm" svg:y1="11.671cm" svg:x2="8.9cm" svg:y2="12.871cm">
            <text:p/>
          </draw:line>
          <draw:line draw:style-name="gr31" draw:text-style-name="P14" draw:layer="layout" svg:x1="2.9cm" svg:y1="8.471cm" svg:x2="2.1cm" svg:y2="10.471cm">
            <text:p/>
          </draw:line>
          <draw:custom-shape draw:style-name="gr36" draw:text-style-name="P15" draw:layer="layout" svg:width="1.2cm" svg:height="2cm" svg:x="2.9cm" svg:y="13.671cm">
            <text:p text:style-name="P10">wb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1" draw:text-style-name="P14" draw:layer="layout" svg:x1="6.9cm" svg:y1="6.871cm" svg:x2="8.9cm" svg:y2="6.471cm">
            <text:p/>
          </draw:line>
          <draw:line draw:style-name="gr31" draw:text-style-name="P14" draw:layer="layout" svg:x1="9.7cm" svg:y1="6.471cm" svg:x2="9.3cm" svg:y2="8.471cm">
            <text:p/>
          </draw:line>
          <draw:custom-shape draw:style-name="gr37" draw:text-style-name="P15" draw:layer="layout" svg:width="3.6cm" svg:height="1.6cm" svg:x="5.7cm" svg:y="16.471cm">
            <text:p text:style-name="P10">Bad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1" draw:text-style-name="P14" draw:layer="layout" svg:x1="10.1cm" svg:y1="14.871cm" svg:x2="9.7cm" svg:y2="12.871cm">
            <text:p/>
          </draw:line>
          <draw:measure draw:style-name="gr38" draw:text-style-name="P10" draw:layer="measurelines" svg:x1="19.2cm" svg:y1="3.271cm" svg:x2="19.2cm" svg:y2="18.071cm">
            <text:p text:style-name="P4"><text:span text:style-name="T1"><text:measure text:kind="gap"/></text:span><text:span text:style-name="T1"><text:measure text:kind="value">7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38" draw:text-style-name="P10" draw:layer="measurelines" svg:x1="18.9cm" svg:y1="4.871cm" svg:x2="27.3cm" svg:y2="4.871cm">
            <text:p text:style-name="P4"><text:span text:style-name="T1"><text:measure text:kind="gap"/></text:span><text:span text:style-name="T1"><text:measure text:kind="value">42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38" draw:text-style-name="P10" draw:layer="layout" svg:x1="9.3cm" svg:y1="4.871cm" svg:x2="17.7cm" svg:y2="4.871cm">
            <text:p text:style-name="P4"><text:span text:style-name="T1"><text:measure text:kind="gap"/></text:span><text:span text:style-name="T1"><text:measure text:kind="value">42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39" draw:text-style-name="P4" draw:layer="layout" svg:x1="9.7cm" svg:y1="16.171cm" svg:x2="17.7cm" svg:y2="16.171cm">
            <text:p text:style-name="P4"><text:span text:style-name="T1"><text:measure text:kind="gap"/></text:span><text:span text:style-name="T1"><text:measure text:kind="value">40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40" draw:text-style-name="P10" draw:layer="layout" svg:x1="12.1cm" svg:y1="3.271cm" svg:x2="12.1cm" svg:y2="10.071cm">
            <text:p text:style-name="P10"><text:measure text:kind="gap"/><text:measure text:kind="value">340</text:measure> <text:measure text:kind="unit">cm</text:measure><text:measure text:kind="gap"/></text:p>
          </draw:measure>
          <draw:measure draw:style-name="gr38" draw:text-style-name="P10" draw:layer="layout" svg:x1="15.3cm" svg:y1="11.271cm" svg:x2="15.3cm" svg:y2="18.071cm">
            <text:p text:style-name="P4"><text:span text:style-name="T1"><text:measure text:kind="gap"/></text:span><text:span text:style-name="T1"><text:measure text:kind="value">3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38" draw:text-style-name="P10" draw:layer="layout" svg:x1="6.9cm" svg:y1="4.471cm" svg:x2="8.9cm" svg:y2="4.471cm">
            <text:p text:style-name="P16"><text:measure text:kind="gap"/><text:measure text:kind="value">100</text:measure> <text:measure text:kind="unit">cm</text:measure><text:measure text:kind="gap"/></text:p>
          </draw:measure>
          <draw:measure draw:style-name="gr39" draw:text-style-name="P16" draw:layer="layout" svg:x1="2.9cm" svg:y1="16.171cm" svg:x2="9.7cm" svg:y2="16.171cm">
            <text:p text:style-name="P16"><text:measure text:kind="gap"/><text:measure text:kind="value">340</text:measure> <text:measure text:kind="unit">cm</text:measure><text:measure text:kind="gap"/></text:p>
          </draw:measure>
          <draw:measure draw:style-name="gr62" draw:text-style-name="P5" draw:layer="layout" svg:x1="5.2cm" svg:y1="11.271cm" svg:x2="5.2cm" svg:y2="18.071cm">
            <text:p text:style-name="P5"><text:span text:style-name="T1"><text:measure text:kind="gap"/></text:span><text:span text:style-name="T1"><text:measure text:kind="value">3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custom-shape draw:style-name="gr42" draw:text-style-name="P15" draw:layer="layout" svg:width="2cm" svg:height="1.6cm" svg:x="2.5cm" svg:y="2.471cm">
            <text:p text:style-name="P10"><text:span text:style-name="T5">4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63" draw:text-style-name="P5" draw:layer="layout" svg:x1="2cm" svg:y1="2.471cm" svg:x2="2cm" svg:y2="10.871cm">
            <text:p text:style-name="P5"><text:measure text:kind="gap"/><text:measure text:kind="value">420</text:measure> <text:measure text:kind="unit">cm</text:measure><text:measure text:kind="gap"/></text:p>
          </draw:measure>
          <draw:line draw:style-name="gr44" draw:text-style-name="P14" draw:layer="layout" svg:x1="2.9cm" svg:y1="8.071cm" svg:x2="4.1cm" svg:y2="8.471cm">
            <text:p/>
          </draw:line>
          <draw:custom-shape draw:style-name="gr64" draw:text-style-name="P15" draw:layer="layout" svg:width="1.6cm" svg:height="0.8cm" svg:x="2.1cm" svg:y="12.071cm">
            <text:p text:style-name="P10"><text:span text:style-name="T5">Kach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7" draw:layer="layout" svg:width="2cm" svg:height="0.8cm" svg:x="2.5cm" svg:y="7.271cm">
            <text:p text:style-name="P10"><text:span text:style-name="T5">M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7" draw:text-style-name="P14" draw:layer="layout" svg:x1="3.3cm" svg:y1="10.871cm" svg:x2="4.9cm" svg:y2="10.471cm">
            <text:p text:style-name="P10">`</text:p>
          </draw:line>
          <draw:custom-shape draw:style-name="gr42" draw:text-style-name="P13" draw:layer="layout" svg:width="2cm" svg:height="1.6cm" svg:x="4.5cm" svg:y="2.471cm">
            <text:p text:style-name="P12"><text:span text:style-name="T6">2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65" draw:text-style-name="P5" draw:layer="layout" svg:x1="6.1cm" svg:y1="2.471cm" svg:x2="6.1cm" svg:y2="6.071cm">
            <text:p text:style-name="P5"><text:span text:style-name="T1"><text:measure text:kind="gap"/></text:span><text:span text:style-name="T1"><text:measure text:kind="value">18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custom-shape draw:style-name="gr49" draw:text-style-name="P13" draw:layer="layout" svg:width="2.8cm" svg:height="1.6cm" svg:x="14.5cm" svg:y="4.471cm">
            <text:p text:style-name="P12"><text:span text:style-name="T4">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2" draw:text-style-name="P18" draw:layer="layout" svg:width="0.502cm" svg:height="0.962cm" svg:x="16.228cm" svg:y="12.071cm">
            <draw:text-box>
              <text:p/>
            </draw:text-box>
          </draw:frame>
          <draw:frame draw:style-name="gr52" draw:text-style-name="P18" draw:layer="layout" svg:width="0.502cm" svg:height="0.962cm" svg:x="4.9cm" svg:y="4.871cm">
            <draw:text-box>
              <text:p/>
            </draw:text-box>
          </draw:frame>
          <draw:custom-shape draw:style-name="gr23" draw:text-style-name="P7" draw:layer="layout" svg:width="1.6cm" svg:height="1.6cm" draw:transform="rotate (-1.5707963267949) translate (5.7cm 11.271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custom-shape draw:style-name="gr15" draw:text-style-name="P6" draw:layer="layout" svg:width="5.999cm" svg:height="1.2cm" draw:transform="skewX (0.000523598775598299) translate (11.701cm 10.0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3" draw:text-style-name="P19" draw:layer="layout" svg:width="0.4cm" svg:height="1.2cm" draw:transform="rotate (1.5707963267949) translate (12.9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2.9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9.7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9.7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1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1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1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6.1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6.1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2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2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2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2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4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4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3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3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3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3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22.5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2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22.5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2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9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9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9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9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25.7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25.7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24.1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24.1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25.7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25.7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22.5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22.5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22.5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22.5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9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9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9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9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7.7cm 12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svg:x="28.1cm" svg:y="11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7.7cm 12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svg:x="28.1cm" svg:y="11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7.7cm 9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svg:x="28.1cm" svg:y="8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7.7cm 8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svg:x="28.1cm" svg:y="6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7.7cm 9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svg:x="28.1cm" svg:y="8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7.7cm 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svg:x="28.1cm" svg:y="5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7.7cm 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7.7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svg:x="28.1cm" svg:y="14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7.7cm 14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svg:x="28.1cm" svg:y="13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7.7cm 14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svg:x="28.1cm" svg:y="13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.1cm 4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.1cm 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.1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svg:x="2.5cm" svg:y="14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.1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svg:x="2.5cm" svg:y="14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6.1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6.1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3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.1cm 17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.9cm 17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4" draw:text-style-name="P19" draw:layer="layout" svg:width="0.4cm" svg:height="0.8cm" draw:transform="rotate (1.5707963267949) translate (6.9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.1cm 12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4.9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Eerste etage" draw:style-name="dp1" draw:master-page-name="Default">
        <draw:g>
          <draw:custom-shape draw:style-name="gr1" draw:text-style-name="P1" draw:layer="layout" svg:width="29cm" svg:height="20cm" svg:x="0.2cm" svg:y="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7.2cm" svg:height="26.8cm" draw:transform="rotate (1.5707963267949) translate (1.7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66" draw:text-style-name="P5" draw:layer="layout" svg:x1="4.9cm" svg:y1="1.671cm" svg:x2="10.9cm" svg:y2="1.671cm">
            <text:p text:style-name="P5"><text:span text:style-name="T1"><text:measure text:kind="gap"/></text:span><text:span text:style-name="T1"><text:measure text:kind="value">30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38" draw:text-style-name="P10" draw:layer="measurelines" svg:x1="1.7cm" svg:y1="9.271cm" svg:x2="1.7cm" svg:y2="3.271cm">
            <text:p text:style-name="P4"><text:span text:style-name="T1"><text:measure text:kind="gap"/></text:span><text:span text:style-name="T1"><text:measure text:kind="value">30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67" draw:text-style-name="P4" draw:layer="measurelines" svg:x1="1.7cm" svg:y1="18.071cm" svg:x2="1.7cm" svg:y2="12.071cm">
            <text:p text:style-name="P4"><text:measure text:kind="gap"/><text:measure text:kind="value">300</text:measure> <text:measure text:kind="unit">cm</text:measure><text:measure text:kind="gap"/></text:p>
          </draw:measure>
          <draw:measure draw:style-name="gr38" draw:text-style-name="P10" draw:layer="measurelines" svg:x1="1.7cm" svg:y1="11.671cm" svg:x2="1.7cm" svg:y2="9.671cm">
            <text:p text:style-name="P10"><text:measure text:kind="gap"/><text:measure text:kind="value">100</text:measure> <text:measure text:kind="unit">cm</text:measure><text:measure text:kind="gap"/></text:p>
          </draw:measure>
          <draw:measure draw:style-name="gr68" draw:text-style-name="P5" draw:layer="layout" svg:x1="18.5cm" svg:y1="1.671cm" svg:x2="25.7cm" svg:y2="1.671cm">
            <text:p text:style-name="P5"><text:span text:style-name="T1"><text:measure text:kind="gap"/></text:span><text:span text:style-name="T1"><text:measure text:kind="value">36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69" draw:text-style-name="P5" draw:layer="layout" svg:x1="2.1cm" svg:y1="1.671cm" svg:x2="4.5cm" svg:y2="1.671cm">
            <text:p text:style-name="P5"><text:span text:style-name="T1"><text:measure text:kind="gap"/></text:span><text:span text:style-name="T1"><text:measure text:kind="value">12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custom-shape draw:style-name="gr70" draw:text-style-name="P3" draw:layer="layout" svg:width="6.4cm" svg:height="12.8cm" draw:transform="rotate (1.5707963267949) translate (4.9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3" draw:layer="layout" svg:width="6.4cm" svg:height="8.4cm" draw:transform="rotate (1.5707963267949) translate (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72" draw:text-style-name="P5" draw:layer="layout" svg:x1="11.3cm" svg:y1="1.671cm" svg:x2="17.3cm" svg:y2="1.671cm">
            <text:p text:style-name="P5"><text:span text:style-name="T1"><text:measure text:kind="gap"/></text:span><text:span text:style-name="T1"><text:measure text:kind="value">30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custom-shape draw:style-name="gr73" draw:text-style-name="P3" draw:layer="layout" svg:width="8.8cm" svg:height="6.4cm" draw:transform="rotate (1.5707963267949) translate (11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4" draw:text-style-name="P11" draw:layer="layout" svg:width="8.4cm" svg:height="6cm" svg:x="8.9cm" svg:y="12.071cm">
            <text:p text:style-name="P10"><text:span text:style-name="T2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11" draw:layer="layout" svg:width="6cm" svg:height="6cm" svg:x="4.9cm" svg:y="3.271cm">
            <text:p text:style-name="P10"><text:span text:style-name="T2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11" draw:layer="layout" svg:width="6cm" svg:height="6cm" svg:x="2.5cm" svg:y="12.071cm">
            <text:p text:style-name="P10"><text:span text:style-name="T2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11" draw:layer="layout" svg:width="6cm" svg:height="8.4cm" svg:x="11.3cm" svg:y="3.271cm">
            <text:p text:style-name="P10"><text:span text:style-name="T2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20" draw:layer="layout" svg:width="16.4cm" svg:height="10cm" draw:transform="rotate (1.5707963267949) translate (18.1cm 18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8" draw:layer="layout" svg:width="7.2cm" svg:height="13.6cm" svg:x="18.5cm" svg:y="4.071cm">
            <text:p text:style-name="P10"><text:span text:style-name="T3">Dakterra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1" draw:text-style-name="P14" draw:layer="layout" svg:x1="19.094cm" svg:y1="9.289cm" svg:x2="18.294cm" svg:y2="11.289cm">
            <text:p/>
          </draw:line>
          <draw:line draw:style-name="gr31" draw:text-style-name="P14" draw:layer="layout" svg:x1="9.3cm" svg:y1="13.271cm" svg:x2="10.9cm" svg:y2="12.071cm">
            <text:p/>
          </draw:line>
          <draw:line draw:style-name="gr31" draw:text-style-name="P14" draw:layer="layout" svg:x1="6.1cm" svg:y1="12.071cm" svg:x2="8.1cm" svg:y2="12.871cm">
            <text:p/>
          </draw:line>
          <draw:custom-shape draw:style-name="gr79" draw:text-style-name="P8" draw:layer="layout" svg:width="8.799cm" svg:height="2cm" draw:transform="skewX (0.000523598775598299) translate (2.101cm 9.671cm)">
            <text:p text:style-name="P10"><text:span text:style-name="T3">Overlo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7" draw:layer="layout" svg:width="2.4cm" svg:height="1.2cm" svg:x="2.1cm" svg:y="8.471cm">
            <text:p text:style-name="P10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5" draw:layer="layout" svg:width="2cm" svg:height="4.8cm" svg:x="2.5cm" svg:y="4.071cm">
            <text:p text:style-name="P10">Trap</text:p>
            <text:p text:style-name="P10"><text:span text:style-name="T5">40-</text:span></text:p>
            <text:p text:style-name="P10"><text:span text:style-name="T5">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2" draw:text-style-name="P18" draw:layer="layout" svg:width="0.502cm" svg:height="1.187cm" svg:x="4.5cm" svg:y="10.026cm">
            <draw:text-box>
              <text:p/>
            </draw:text-box>
          </draw:frame>
          <draw:custom-shape draw:style-name="gr83" draw:text-style-name="P21" draw:layer="layout" svg:width="2.402cm" svg:height="6.4cm" draw:transform="skewX (0.000349065850398866) translate (2.102cm 2.471cm)">
            <text:p text:style-name="P10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1" draw:text-style-name="P14" draw:layer="layout" svg:x1="11.3cm" svg:y1="9.671cm" svg:x2="12.5cm" svg:y2="11.271cm">
            <text:p/>
          </draw:line>
          <draw:line draw:style-name="gr31" draw:text-style-name="P14" draw:layer="layout" svg:x1="7.2cm" svg:y1="9.371cm" svg:x2="5.2cm" svg:y2="8.571cm">
            <text:p/>
          </draw:line>
        </draw:g>
        <draw:g>
          <draw:custom-shape draw:style-name="gr53" draw:text-style-name="P19" draw:layer="layout" svg:width="0.4cm" svg:height="1.2cm" draw:transform="rotate (1.5707963267949) translate (12.9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2.9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6.5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6.5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2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2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2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2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1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6.5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6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3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3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.1cm 14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.1cm 4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.1cm 8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.1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.1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3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.1cm 17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.1cm 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18.5cm 5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17.7cm 5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18.5cm 6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17.7cm 6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18.5cm 17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17.7cm 17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18.5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17.7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1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1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1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1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6.5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6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4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4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3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1.3cm 18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  <draw:custom-shape draw:style-name="gr53" draw:text-style-name="P19" draw:layer="layout" svg:width="0.4cm" svg:height="1.2cm" draw:transform="rotate (1.5707963267949) translate (9.7cm 3.27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3" draw:text-style-name="P19" draw:layer="layout" svg:width="0.4cm" svg:height="1.2cm" draw:transform="rotate (1.5707963267949) translate (9.7cm 2.471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g>
          <draw:custom-shape draw:style-name="gr1" draw:text-style-name="P1" draw:layer="layout" svg:width="29cm" svg:height="20cm" svg:x="0.2cm" svg:y="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7.2cm" svg:height="26.8cm" draw:transform="rotate (1.5707963267949) translate (1.7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84" draw:text-style-name="P5" draw:layer="layout" svg:x1="4.9cm" svg:y1="1.671cm" svg:x2="10.9cm" svg:y2="1.671cm">
            <text:p text:style-name="P5"><text:span text:style-name="T1"><text:measure text:kind="gap"/></text:span><text:span text:style-name="T1"><text:measure text:kind="value">30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38" draw:text-style-name="P10" draw:layer="measurelines" svg:x1="1.7cm" svg:y1="9.271cm" svg:x2="1.7cm" svg:y2="3.271cm">
            <text:p text:style-name="P4"><text:span text:style-name="T1"><text:measure text:kind="gap"/></text:span><text:span text:style-name="T1"><text:measure text:kind="value">30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67" draw:text-style-name="P4" draw:layer="measurelines" svg:x1="1.7cm" svg:y1="18.071cm" svg:x2="1.7cm" svg:y2="12.071cm">
            <text:p text:style-name="P4"><text:measure text:kind="gap"/><text:measure text:kind="value">300</text:measure> <text:measure text:kind="unit">cm</text:measure><text:measure text:kind="gap"/></text:p>
          </draw:measure>
          <draw:measure draw:style-name="gr38" draw:text-style-name="P10" draw:layer="measurelines" svg:x1="1.7cm" svg:y1="11.671cm" svg:x2="1.7cm" svg:y2="9.671cm">
            <text:p text:style-name="P10"><text:measure text:kind="gap"/><text:measure text:kind="value">100</text:measure> <text:measure text:kind="unit">cm</text:measure><text:measure text:kind="gap"/></text:p>
          </draw:measure>
          <draw:measure draw:style-name="gr85" draw:text-style-name="P5" draw:layer="layout" svg:x1="18.5cm" svg:y1="1.671cm" svg:x2="25.7cm" svg:y2="1.671cm">
            <text:p text:style-name="P5"><text:span text:style-name="T1"><text:measure text:kind="gap"/></text:span><text:span text:style-name="T1"><text:measure text:kind="value">36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86" draw:text-style-name="P5" draw:layer="layout" svg:x1="2.1cm" svg:y1="1.671cm" svg:x2="4.5cm" svg:y2="1.671cm">
            <text:p text:style-name="P5"><text:span text:style-name="T1"><text:measure text:kind="gap"/></text:span><text:span text:style-name="T1"><text:measure text:kind="value">12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custom-shape draw:style-name="gr70" draw:text-style-name="P3" draw:layer="layout" svg:width="6.4cm" svg:height="12.8cm" draw:transform="rotate (1.5707963267949) translate (4.9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3" draw:layer="layout" svg:width="6.4cm" svg:height="8.4cm" draw:transform="rotate (1.5707963267949) translate (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87" draw:text-style-name="P5" draw:layer="layout" svg:x1="11.3cm" svg:y1="1.671cm" svg:x2="17.3cm" svg:y2="1.671cm">
            <text:p text:style-name="P5"><text:span text:style-name="T1"><text:measure text:kind="gap"/></text:span><text:span text:style-name="T1"><text:measure text:kind="value">30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custom-shape draw:style-name="gr73" draw:text-style-name="P3" draw:layer="layout" svg:width="8.8cm" svg:height="6.4cm" draw:transform="rotate (1.5707963267949) translate (11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8" draw:text-style-name="P11" draw:layer="layout" svg:width="6cm" svg:height="8.4cm" svg:x="11.3cm" svg:y="9.671cm">
            <text:p text:style-name="P10"><text:span text:style-name="T2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11" draw:layer="layout" svg:width="12.4cm" svg:height="6cm" svg:x="4.9cm" svg:y="3.271cm">
            <text:p text:style-name="P10"><text:span text:style-name="T2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11" draw:layer="layout" svg:width="8.4cm" svg:height="6cm" svg:x="2.5cm" svg:y="12.071cm">
            <text:p text:style-name="P10"><text:span text:style-name="T2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20" draw:layer="layout" svg:width="16.4cm" svg:height="10cm" draw:transform="rotate (1.5707963267949) translate (18.1cm 18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8" draw:layer="layout" svg:width="7.2cm" svg:height="13.6cm" svg:x="18.5cm" svg:y="4.071cm">
            <text:p text:style-name="P10"><text:span text:style-name="T3">Dakterra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1" draw:text-style-name="P14" draw:layer="layout" svg:x1="19.094cm" svg:y1="9.289cm" svg:x2="18.294cm" svg:y2="11.289cm">
            <text:p/>
          </draw:line>
          <draw:custom-shape draw:style-name="gr79" draw:text-style-name="P8" draw:layer="layout" svg:width="8.799cm" svg:height="2cm" draw:transform="skewX (0.000523598775598299) translate (2.101cm 9.671cm)">
            <text:p text:style-name="P10"><text:span text:style-name="T3">Overlo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7" draw:layer="layout" svg:width="2.4cm" svg:height="1.2cm" svg:x="2.1cm" svg:y="8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5" draw:layer="layout" svg:width="2cm" svg:height="4.8cm" svg:x="2.5cm" svg:y="4.071cm">
            <text:p text:style-name="P10">Trap</text:p>
            <text:p text:style-name="P10"><text:span text:style-name="T5">40-</text:span></text:p>
            <text:p text:style-name="P10"><text:span text:style-name="T5">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2" draw:text-style-name="P18" draw:layer="layout" svg:width="0.502cm" svg:height="1.187cm" svg:x="4.5cm" svg:y="10.026cm">
            <draw:text-box>
              <text:p/>
            </draw:text-box>
          </draw:frame>
          <draw:line draw:style-name="gr31" draw:text-style-name="P14" draw:layer="layout" svg:x1="10.5cm" svg:y1="12.871cm" svg:x2="8.5cm" svg:y2="12.071cm">
            <text:p/>
          </draw:line>
          <draw:custom-shape draw:style-name="gr83" draw:text-style-name="P21" draw:layer="layout" svg:width="2.402cm" svg:height="6.4cm" draw:transform="skewX (0.000349065850398866) translate (2.102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1" draw:text-style-name="P14" draw:layer="layout" svg:x1="12.1cm" svg:y1="10.071cm" svg:x2="11.3cm" svg:y2="12.071cm">
            <text:p/>
          </draw:line>
          <draw:line draw:style-name="gr31" draw:text-style-name="P14" draw:layer="layout" svg:x1="7.2cm" svg:y1="9.371cm" svg:x2="5.2cm" svg:y2="8.571cm">
            <text:p/>
          </draw:line>
        </draw:g>
        <draw:g>
          <draw:custom-shape draw:style-name="gr53" draw:text-style-name="P19" draw:layer="layout" svg:width="0.4cm" svg:height="1.2cm" draw:transform="rotate (1.5707963267949) translate (12.9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2.9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6.5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6.5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2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2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2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2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1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6.5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6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3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3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.1cm 14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.1cm 4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.1cm 8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.1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.1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3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.1cm 17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2.1cm 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18.5cm 5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17.7cm 5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18.5cm 6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17.7cm 6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18.5cm 17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17.7cm 17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18.5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-3.14159265358979) translate (17.7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1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1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1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1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6.5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6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4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4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3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4cm" svg:height="1.2cm" draw:transform="rotate (1.5707963267949) translate (11.3cm 18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  <draw:custom-shape draw:style-name="gr53" draw:text-style-name="P19" draw:layer="layout" svg:width="0.4cm" svg:height="1.2cm" draw:transform="rotate (1.5707963267949) translate (9.7cm 3.27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3" draw:text-style-name="P19" draw:layer="layout" svg:width="0.4cm" svg:height="1.2cm" draw:transform="rotate (1.5707963267949) translate (9.7cm 2.471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g>
          <draw:g>
            <draw:custom-shape draw:style-name="gr91" draw:text-style-name="P22" draw:layer="layout" svg:width="3.2cm" svg:height="12.8cm" draw:transform="rotate (1.5707963267949) translate (8.3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22" draw:layer="layout" svg:width="3.2cm" svg:height="12.8cm" draw:transform="rotate (1.5707963267949) translate (1.9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2" draw:text-style-name="P22" draw:layer="layout" svg:width="3.2cm" svg:height="6.715cm" draw:transform="rotate (1.5707963267949) translate (1.385cm 1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3" draw:text-style-name="P23" draw:layer="layout" svg:width="3.2cm" svg:height="6.4cm" draw:transform="rotate (-1.5707963267949) translate (27.3cm 11.671cm)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94" draw:text-style-name="P23" draw:layer="layout" svg:width="12.8cm" svg:height="3.2cm" svg:x="1.7cm" svg:y="5.271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711.5805262171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95" draw:text-style-name="P22" draw:layer="layout" svg:width="3.2cm" svg:height="12.8cm" draw:transform="rotate (1.5707963267949) translate (14.5cm 18.0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3" draw:text-style-name="P23" draw:layer="layout" svg:width="3.2cm" svg:height="6.4cm" draw:transform="rotate (-1.5707963267949) translate (20.9cm 8.471cm)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96" draw:text-style-name="P2" draw:layer="layout" svg:width="3.2cm" svg:height="6.8cm" draw:transform="rotate (1.5707963267949) translate (1.3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5" draw:text-style-name="P22" draw:layer="layout" svg:width="3.2cm" svg:height="12.8cm" draw:transform="rotate (1.5707963267949) translate (1.7cm 18.0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7" draw:text-style-name="P2" draw:layer="layout" svg:width="3.2cm" svg:height="12.8cm" draw:transform="rotate (1.5707963267949) translate (1.7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7" draw:text-style-name="P2" draw:layer="layout" svg:width="3.2cm" svg:height="12.8cm" draw:transform="rotate (1.5707963267949) translate (8.1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8" draw:text-style-name="P24" draw:layer="layout" svg:width="1.6cm" svg:height="26.8cm" draw:transform="rotate (1.5707963267949) translate (1.3cm 19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99" draw:text-style-name="P14" draw:layer="layout" svg:x1="8.1cm" svg:y1="11.671cm" svg:x2="1.7cm" svg:y2="14.871cm">
              <text:p/>
            </draw:line>
            <draw:line draw:style-name="gr100" draw:text-style-name="P14" draw:layer="layout" svg:x1="1.7cm" svg:y1="14.071cm" svg:x2="17.3cm" svg:y2="14.071cm">
              <text:p/>
            </draw:line>
            <draw:line draw:style-name="gr100" draw:text-style-name="P14" draw:layer="layout" svg:x1="17.7cm" svg:y1="14.071cm" svg:x2="24.9cm" svg:y2="14.071cm">
              <text:p/>
            </draw:line>
            <draw:line draw:style-name="gr100" draw:text-style-name="P14" draw:layer="layout" svg:x1="1.7cm" svg:y1="13.271cm" svg:x2="16.9cm" svg:y2="13.271cm">
              <text:p/>
            </draw:line>
            <draw:line draw:style-name="gr100" draw:text-style-name="P14" draw:layer="layout" svg:x1="17.3cm" svg:y1="13.271cm" svg:x2="23.7cm" svg:y2="13.271cm">
              <text:p/>
            </draw:line>
            <draw:line draw:style-name="gr100" draw:text-style-name="P14" draw:layer="layout" svg:x1="17.7cm" svg:y1="18.871cm" svg:x2="26.7cm" svg:y2="18.871cm">
              <text:p/>
            </draw:line>
            <draw:line draw:style-name="gr100" draw:text-style-name="P14" draw:layer="layout" svg:x1="1.7cm" svg:y1="18.871cm" svg:x2="17.3cm" svg:y2="18.871cm">
              <text:p/>
            </draw:line>
            <draw:line draw:style-name="gr100" draw:text-style-name="P14" draw:layer="layout" svg:x1="1.5cm" svg:y1="19.671cm" svg:x2="27.9cm" svg:y2="19.671cm">
              <text:p/>
            </draw:line>
            <draw:custom-shape draw:style-name="gr101" draw:text-style-name="P24" draw:layer="layout" svg:width="2cm" svg:height="0.4cm" draw:transform="rotate (1.5707963267949) translate (27.7cm 17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2" draw:text-style-name="P24" draw:layer="layout" svg:width="2.4cm" svg:height="0.4cm" draw:transform="rotate (1.5707963267949) translate (1.3cm 17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2" draw:text-style-name="P24" draw:layer="layout" svg:width="2.4cm" svg:height="0.4cm" draw:transform="rotate (1.5707963267949) translate (1.3cm 11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99" draw:text-style-name="P14" draw:layer="layout" svg:x1="8.1cm" svg:y1="11.671cm" svg:x2="14.5cm" svg:y2="14.871cm">
              <text:p/>
            </draw:line>
            <draw:line draw:style-name="gr99" draw:text-style-name="P14" draw:layer="layout" svg:x1="20.9cm" svg:y1="11.671cm" svg:x2="14.5cm" svg:y2="14.871cm">
              <text:p/>
            </draw:line>
            <draw:line draw:style-name="gr99" draw:text-style-name="P14" draw:layer="layout" svg:x1="8.1cm" svg:y1="5.271cm" svg:x2="8.1cm" svg:y2="8.071cm">
              <text:p/>
            </draw:line>
            <draw:line draw:style-name="gr100" draw:text-style-name="P14" draw:layer="layout" svg:x1="16.9cm" svg:y1="10.071cm" svg:x2="12.9cm" svg:y2="8.071cm">
              <text:p/>
            </draw:line>
            <draw:line draw:style-name="gr100" draw:text-style-name="P14" draw:layer="layout" svg:x1="3.3cm" svg:y1="8.071cm" svg:x2="1.7cm" svg:y2="8.871cm">
              <text:p/>
            </draw:line>
            <draw:line draw:style-name="gr100" draw:text-style-name="P14" draw:layer="layout" svg:x1="12.9cm" svg:y1="8.071cm" svg:x2="3.3cm" svg:y2="8.071cm">
              <text:p/>
            </draw:line>
            <draw:line draw:style-name="gr100" draw:text-style-name="P14" draw:layer="layout" svg:x1="23.3cm" svg:y1="13.271cm" svg:x2="17.7cm" svg:y2="10.471cm">
              <text:p/>
            </draw:line>
            <draw:line draw:style-name="gr100" draw:text-style-name="P14" draw:layer="layout" svg:x1="27.3cm" svg:y1="15.271cm" svg:x2="24.9cm" svg:y2="14.071cm">
              <text:p/>
            </draw:line>
          </draw:g>
          <draw:custom-shape draw:style-name="gr103" draw:text-style-name="P25" draw:layer="layout" svg:width="28.4cm" svg:height="16cm" svg:x="0.5cm" svg:y="4.471cm">
            <text:p/>
            <draw:enhanced-geometry svg:viewBox="0 0 21600 21600" draw:type="rectangle" draw:enhanced-path="M 0 0 L 21600 0 21600 21600 0 21600 0 0 Z N"/>
          </draw:custom-shape>
        </draw:g>
        <draw:frame draw:style-name="gr82" draw:text-style-name="P18" draw:layer="layout" svg:width="0.502cm" svg:height="1.187cm" svg:x="18.3cm" svg:y="14.471cm">
          <draw:text-box>
            <text:p/>
          </draw:text-box>
        </draw:frame>
        <draw:g>
          <draw:custom-shape draw:style-name="gr104" draw:text-style-name="P19" draw:layer="layout" svg:width="1.2cm" svg:height="1.2cm" draw:transform="rotate (-1.5707963267949) translate (13.7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5" draw:text-style-name="P19" draw:layer="layout" svg:width="1.6cm" svg:height="1.2cm" draw:transform="rotate (-1.5707963267949) translate (5.7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5" draw:text-style-name="P19" draw:layer="layout" svg:width="1.6cm" svg:height="1.2cm" draw:transform="rotate (-1.5707963267949) translate (4.1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6" draw:text-style-name="P19" draw:layer="layout" svg:width="2.4cm" svg:height="1.2cm" draw:transform="rotate (-1.5707963267949) translate (20.5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4" draw:text-style-name="P19" draw:layer="layout" svg:width="1.2cm" svg:height="1.2cm" draw:transform="rotate (-1.5707963267949) translate (4.1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4" draw:text-style-name="P19" draw:layer="layout" svg:width="1.2cm" svg:height="1.2cm" draw:transform="rotate (-1.5707963267949) translate (10.5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5" draw:text-style-name="P19" draw:layer="layout" svg:width="1.6cm" svg:height="1.2cm" draw:transform="rotate (-1.5707963267949) translate (13.7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5" draw:text-style-name="P19" draw:layer="layout" svg:width="1.6cm" svg:height="1.2cm" draw:transform="rotate (-1.5707963267949) translate (12.1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5" draw:text-style-name="P19" draw:layer="layout" svg:width="1.6cm" svg:height="1.2cm" draw:transform="rotate (-1.5707963267949) translate (7.3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7" draw:text-style-name="P26" draw:layer="layout" svg:width="2cm" svg:height="4cm" svg:x="24.1cm" svg:y="14.871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19" draw:layer="layout" svg:width="1.2cm" svg:height="1.2cm" draw:transform="rotate (-1.5707963267949) translate (7.3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4" draw:text-style-name="P19" draw:layer="layout" svg:width="1.2cm" svg:height="1.2cm" draw:transform="rotate (-1.5707963267949) translate (12.1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4" draw:text-style-name="P19" draw:layer="layout" svg:width="1.2cm" svg:height="1.2cm" draw:transform="rotate (-1.5707963267949) translate (16.9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6" draw:text-style-name="P19" draw:layer="layout" svg:width="2.4cm" svg:height="1.2cm" draw:transform="rotate (-1.5707963267949) translate (23.3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108" draw:text-style-name="P27" draw:layer="layout" svg:width="5.6cm" svg:height="4.4cm" svg:x="2.1cm" svg:y="14.071cm">
            <text:p text:style-name="P10"><text:span text:style-name="T2">Bad-</text:span></text:p>
            <text:p text:style-name="P10"><text:span text:style-name="T2">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27" draw:layer="layout" svg:width="8.4cm" svg:height="4.4cm" svg:x="8.5cm" svg:y="14.071cm">
            <text:p text:style-name="P10"><text:span text:style-name="T2">Keuke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27" draw:layer="layout" svg:width="8cm" svg:height="4.4cm" svg:x="18.1cm" svg:y="14.071cm">
            <text:p text:style-name="P10"><text:span text:style-name="T2">Woonkamer /</text:span></text:p>
            <text:p text:style-name="P10"><text:span text:style-name="T2">Muziek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27" draw:layer="layout" svg:width="8cm" svg:height="4.8cm" svg:x="2.1cm" svg:y="8.471cm">
            <text:p text:style-name="P10"><text:span text:style-name="T2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28" draw:layer="layout" svg:width="7.2cm" svg:height="3.6cm" draw:transform="rotate (-3.14159265358979) translate (24.5cm 13.271cm)">
            <text:p text:style-name="P10"><text:span text:style-name="T2">Dakterras</text:span></text:p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13" draw:text-style-name="P27" draw:layer="layout" svg:width="2.8cm" svg:height="3.6cm" svg:x="14.1cm" svg:y="9.671cm">
            <text:p text:style-name="P10"><text:span text:style-name="T2"/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4" draw:text-style-name="P28" draw:layer="layout" svg:width="2.4cm" svg:height="1.2cm" draw:transform="rotate (-3.14159265358979) translate (16.5cm 9.671cm)">
            <text:p text:style-name="P10"><text:span text:style-name="T2"/></text:p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15" draw:text-style-name="P28" draw:layer="layout" svg:width="1.6cm" svg:height="0.8cm" draw:transform="rotate (-3.14159265358979) translate (27.7cm 14.871cm)">
            <text:p text:style-name="P10"><text:span text:style-name="T2"/></text:p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16" draw:text-style-name="P27" draw:layer="layout" svg:width="1.2cm" svg:height="3.6cm" svg:x="26.1cm" svg:y="14.871cm">
            <text:p text:style-name="P10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27" draw:layer="layout" svg:width="3.6cm" svg:height="4.8cm" svg:x="10.5cm" svg:y="8.471cm">
            <text:p text:style-name="P10"><text:span text:style-name="T2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118" draw:text-style-name="P29" draw:layer="layout" svg:x1="8.1cm" svg:y1="5.271cm" svg:x2="0.9cm" svg:y2="8.871cm">
            <text:p/>
          </draw:line>
          <draw:line draw:style-name="gr118" draw:text-style-name="P29" draw:layer="layout" svg:x1="8.1cm" svg:y1="5.271cm" svg:x2="28.9cm" svg:y2="15.671cm">
            <text:p/>
          </draw:line>
          <draw:custom-shape draw:style-name="gr119" draw:text-style-name="P30" draw:layer="layout" svg:width="28.7cm" svg:height="16cm" svg:x="0.5cm" svg:y="4.471cm">
            <text:p/>
            <draw:enhanced-geometry svg:viewBox="0 0 21600 21600" draw:type="rectangle" draw:enhanced-path="M 0 0 L 21600 0 21600 21600 0 21600 0 0 Z N"/>
          </draw:custom-shape>
        </draw:g>
        <draw:measure draw:style-name="gr38" draw:text-style-name="P10" draw:layer="measurelines" svg:x1="0.9cm" svg:y1="16.471cm" svg:x2="2.9cm" svg:y2="16.471cm">
          <text:p text:style-name="P4"><text:span text:style-name="T1"><text:measure text:kind="gap"/></text:span><text:span text:style-name="T1"><text:measure text:kind="value">10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</draw:page>
      <draw:page draw:name="page6" draw:style-name="dp1" draw:master-page-name="Default">
        <draw:frame draw:style-name="gr82" draw:text-style-name="P18" draw:layer="layout" svg:width="0.502cm" svg:height="1.187cm" svg:x="18.9cm" svg:y="14.471cm">
          <draw:text-box>
            <text:p/>
          </draw:text-box>
        </draw:frame>
        <draw:g>
          <draw:custom-shape draw:style-name="gr120" draw:text-style-name="P27" draw:layer="layout" svg:width="4.8cm" svg:height="4.4cm" svg:x="12.1cm" svg:y="14.071cm">
            <text:p text:style-name="P10"><text:span text:style-name="T2">Bad-</text:span></text:p>
            <text:p text:style-name="P10"><text:span text:style-name="T2">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27" draw:layer="layout" svg:width="6.4cm" svg:height="4.4cm" svg:x="5.3cm" svg:y="14.071cm">
            <text:p text:style-name="P10"><text:span text:style-name="T2">Entr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27" draw:layer="layout" svg:width="8cm" svg:height="4.4cm" svg:x="2.5cm" svg:y="8.471cm">
            <text:p text:style-name="P10"><text:span text:style-name="T2">Overlo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27" draw:layer="layout" svg:width="6cm" svg:height="4.4cm" svg:x="10.9cm" svg:y="8.471cm">
            <text:p text:style-name="P10"><text:span text:style-name="T2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27" draw:layer="layout" svg:width="2.4cm" svg:height="4cm" svg:x="2.5cm" svg:y="14.471cm">
            <text:p text:style-name="P10"><text:span text:style-name="T2">WC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24" draw:text-style-name="P22" draw:layer="layout" svg:width="11.2cm" svg:height="17.2cm" draw:transform="rotate (1.5707963267949) translate (1.7cm 19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5" draw:text-style-name="P2" draw:layer="layout" svg:width="3.2cm" svg:height="10.8cm" draw:transform="rotate (1.5707963267949) translate (1.7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6" draw:text-style-name="P2" draw:layer="layout" svg:width="3.2cm" svg:height="6.4cm" draw:transform="rotate (1.5707963267949) translate (1.7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2" draw:layer="layout" svg:width="6.4cm" svg:height="3.2cm" svg:x="12.5cm" svg:y="1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8" draw:text-style-name="P24" draw:layer="layout" svg:width="1.6cm" svg:height="17.2cm" draw:transform="rotate (1.5707963267949) translate (1.7cm 19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00" draw:text-style-name="P14" draw:layer="layout" svg:x1="12.1cm" svg:y1="14.071cm" svg:x2="18.1cm" svg:y2="14.071cm">
              <text:p/>
            </draw:line>
            <draw:line draw:style-name="gr100" draw:text-style-name="P14" draw:layer="layout" svg:x1="9.3cm" svg:y1="13.271cm" svg:x2="18.1cm" svg:y2="13.271cm">
              <text:p/>
            </draw:line>
            <draw:line draw:style-name="gr100" draw:text-style-name="P14" draw:layer="layout" svg:x1="12.1cm" svg:y1="18.871cm" svg:x2="18.1cm" svg:y2="18.871cm">
              <text:p/>
            </draw:line>
            <draw:line draw:style-name="gr100" draw:text-style-name="P14" draw:layer="layout" svg:x1="1.7cm" svg:y1="19.671cm" svg:x2="18.9cm" svg:y2="19.671cm">
              <text:p/>
            </draw:line>
            <draw:custom-shape draw:style-name="gr125" draw:text-style-name="P2" draw:layer="layout" svg:width="3.2cm" svg:height="10.8cm" draw:transform="rotate (1.5707963267949) translate (8.1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6" draw:text-style-name="P2" draw:layer="layout" svg:width="3.2cm" svg:height="6.4cm" draw:transform="rotate (1.5707963267949) translate (1.7cm 18.0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5" draw:text-style-name="P2" draw:layer="layout" svg:width="3.2cm" svg:height="10.8cm" draw:transform="rotate (1.5707963267949) translate (8.1cm 18.0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00" draw:text-style-name="P14" draw:layer="layout" svg:x1="2.1cm" svg:y1="18.871cm" svg:x2="11.7cm" svg:y2="18.871cm">
              <text:p/>
            </draw:line>
          </draw:g>
        </draw:g>
        <draw:g>
          <draw:line draw:style-name="gr129" draw:text-style-name="P14" draw:layer="layout" svg:x1="4.5cm" svg:y1="17.271cm" svg:x2="5.3cm" svg:y2="17.271cm">
            <text:p/>
          </draw:line>
          <draw:line draw:style-name="gr129" draw:text-style-name="P14" draw:layer="layout" svg:x1="4.1cm" svg:y1="17.671cm" svg:x2="4.9cm" svg:y2="17.671cm">
            <text:p/>
          </draw:line>
          <draw:line draw:style-name="gr129" draw:text-style-name="P14" draw:layer="layout" svg:x1="3.7cm" svg:y1="18.071cm" svg:x2="4.5cm" svg:y2="18.071cm">
            <text:p/>
          </draw:line>
          <draw:line draw:style-name="gr129" draw:text-style-name="P14" draw:layer="layout" svg:x1="3.3cm" svg:y1="18.471cm" svg:x2="4.1cm" svg:y2="18.471cm">
            <text:p/>
          </draw:line>
          <draw:line draw:style-name="gr129" draw:text-style-name="P14" draw:layer="layout" svg:x1="6.1cm" svg:y1="15.671cm" svg:x2="6.9cm" svg:y2="15.671cm">
            <text:p/>
          </draw:line>
          <draw:line draw:style-name="gr129" draw:text-style-name="P14" draw:layer="layout" svg:x1="5.7cm" svg:y1="16.071cm" svg:x2="6.5cm" svg:y2="16.071cm">
            <text:p/>
          </draw:line>
          <draw:line draw:style-name="gr129" draw:text-style-name="P14" draw:layer="layout" svg:x1="5.3cm" svg:y1="16.471cm" svg:x2="6.1cm" svg:y2="16.471cm">
            <text:p/>
          </draw:line>
          <draw:line draw:style-name="gr129" draw:text-style-name="P14" draw:layer="layout" svg:x1="4.9cm" svg:y1="16.871cm" svg:x2="5.7cm" svg:y2="16.871cm">
            <text:p/>
          </draw:line>
          <draw:line draw:style-name="gr129" draw:text-style-name="P14" draw:layer="layout" svg:x1="7.7cm" svg:y1="14.071cm" svg:x2="8.5cm" svg:y2="14.071cm">
            <text:p/>
          </draw:line>
          <draw:line draw:style-name="gr129" draw:text-style-name="P14" draw:layer="layout" svg:x1="7.3cm" svg:y1="14.471cm" svg:x2="8.1cm" svg:y2="14.471cm">
            <text:p/>
          </draw:line>
          <draw:line draw:style-name="gr129" draw:text-style-name="P14" draw:layer="layout" svg:x1="6.9cm" svg:y1="14.871cm" svg:x2="7.7cm" svg:y2="14.871cm">
            <text:p/>
          </draw:line>
          <draw:line draw:style-name="gr129" draw:text-style-name="P14" draw:layer="layout" svg:x1="6.5cm" svg:y1="15.271cm" svg:x2="7.3cm" svg:y2="15.271cm">
            <text:p/>
          </draw:line>
          <draw:line draw:style-name="gr129" draw:text-style-name="P14" draw:layer="layout" svg:x1="8.5cm" svg:y1="13.271cm" svg:x2="9.3cm" svg:y2="13.271cm">
            <text:p/>
          </draw:line>
          <draw:line draw:style-name="gr129" draw:text-style-name="P14" draw:layer="layout" svg:x1="8.1cm" svg:y1="13.671cm" svg:x2="8.9cm" svg:y2="13.671cm">
            <text:p/>
          </draw:line>
        </draw:g>
        <draw:g>
          <draw:custom-shape draw:style-name="gr130" draw:text-style-name="P31" draw:layer="layout" svg:width="19.545cm" svg:height="3.885cm" svg:x="0.5cm" svg:y="4.986cm">
            <text:p/>
            <draw:enhanced-geometry svg:viewBox="0 0 21600 21600" draw:type="rectangle" draw:enhanced-path="M 0 0 L 21600 0 21600 21600 0 21600 0 0 Z N"/>
          </draw:custom-shape>
        </draw:g>
        <draw:measure draw:style-name="gr38" draw:text-style-name="P10" draw:layer="measurelines" svg:x1="1.3cm" svg:y1="16.671cm" svg:x2="3.3cm" svg:y2="16.671cm">
          <text:p text:style-name="P4"><text:span text:style-name="T1"><text:measure text:kind="gap"/></text:span><text:span text:style-name="T1"><text:measure text:kind="value">10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g>
          <draw:custom-shape draw:style-name="gr104" draw:text-style-name="P19" draw:layer="layout" svg:width="1.2cm" svg:height="1.2cm" draw:transform="rotate (-1.5707963267949) translate (12.5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4" draw:text-style-name="P19" draw:layer="layout" svg:width="1.2cm" svg:height="1.2cm" draw:transform="rotate (-1.5707963267949) translate (6.1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4" draw:text-style-name="P19" draw:layer="layout" svg:width="1.2cm" svg:height="1.2cm" draw:transform="rotate (-1.5707963267949) translate (4.5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4" draw:text-style-name="P19" draw:layer="layout" svg:width="1.2cm" svg:height="1.2cm" draw:transform="rotate (-1.5707963267949) translate (15.7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1" draw:text-style-name="P19" draw:layer="layout" svg:width="0.8cm" svg:height="1.2cm" draw:transform="rotate (-1.5707963267949) translate (4.5cm 16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4" draw:text-style-name="P19" draw:layer="layout" svg:width="1.2cm" svg:height="1.2cm" draw:transform="rotate (-1.5707963267949) translate (7.7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1" draw:text-style-name="P19" draw:layer="layout" svg:width="0.8cm" svg:height="1.2cm" draw:transform="rotate (-1.5707963267949) translate (6.1cm 16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5" draw:text-style-name="P19" draw:layer="layout" svg:width="1.6cm" svg:height="1.2cm" draw:transform="rotate (-1.5707963267949) translate (16.5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100" draw:text-style-name="P14" draw:layer="layout" svg:x1="1.7cm" svg:y1="8.471cm" svg:x2="16.9cm" svg:y2="8.471cm">
            <text:p/>
          </draw:line>
          <draw:custom-shape draw:style-name="gr105" draw:text-style-name="P19" draw:layer="layout" svg:width="1.6cm" svg:height="1.2cm" draw:transform="rotate (-1.5707963267949) translate (7.3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5" draw:text-style-name="P19" draw:layer="layout" svg:width="1.6cm" svg:height="1.2cm" draw:transform="rotate (-1.5707963267949) translate (13.7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5" draw:text-style-name="P19" draw:layer="layout" svg:width="1.6cm" svg:height="1.2cm" draw:transform="rotate (-1.5707963267949) translate (8.9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5" draw:text-style-name="P19" draw:layer="layout" svg:width="1.6cm" svg:height="1.2cm" draw:transform="rotate (-1.5707963267949) translate (4.5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1" draw:text-style-name="P19" draw:layer="layout" svg:width="0.8cm" svg:height="1.2cm" draw:transform="rotate (-1.5707963267949) translate (7.7cm 16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</draw:page>
      <draw:page draw:name="page7" draw:style-name="dp1" draw:master-page-name="Default">
        <draw:g>
          <draw:custom-shape draw:style-name="gr132" draw:text-style-name="P22" draw:layer="layout" svg:width="3.6cm" svg:height="12.8cm" draw:transform="rotate (1.5707963267949) translate (8.9cm 15.18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3" draw:text-style-name="P22" draw:layer="layout" svg:width="3.2cm" svg:height="12.8cm" draw:transform="rotate (1.5707963267949) translate (15.3cm 11.58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4" draw:text-style-name="P22" draw:layer="layout" svg:width="3.2cm" svg:height="6.8cm" draw:transform="rotate (1.5707963267949) translate (21.7cm 14.78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5" draw:text-style-name="P23" draw:layer="layout" svg:width="3.2cm" svg:height="6.4cm" draw:transform="rotate (-1.5707963267949) translate (8.9cm 11.583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36" draw:text-style-name="P23" draw:layer="layout" svg:width="12.8cm" svg:height="3.2cm" svg:x="15.3cm" svg:y="5.18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11.5805262171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5" draw:text-style-name="P22" draw:layer="layout" svg:width="3.2cm" svg:height="12.8cm" draw:transform="rotate (1.5707963267949) translate (2.5cm 18.0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5" draw:text-style-name="P23" draw:layer="layout" svg:width="3.2cm" svg:height="6.4cm" draw:transform="rotate (-1.5707963267949) translate (15.3cm 8.383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37" draw:text-style-name="P2" draw:layer="layout" svg:width="3.2cm" svg:height="6.8cm" draw:transform="rotate (1.5707963267949) translate (21.7cm 14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5" draw:text-style-name="P22" draw:layer="layout" svg:width="3.2cm" svg:height="12.8cm" draw:transform="rotate (1.5707963267949) translate (15.3cm 18.0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8" draw:text-style-name="P2" draw:layer="layout" svg:width="3.2cm" svg:height="12.8cm" draw:transform="rotate (1.5707963267949) translate (15.3cm 11.6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8" draw:text-style-name="P2" draw:layer="layout" svg:width="3.2cm" svg:height="12.8cm" draw:transform="rotate (1.5707963267949) translate (8.9cm 14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9" draw:text-style-name="P24" draw:layer="layout" svg:width="1.6cm" svg:height="26.8cm" draw:transform="rotate (1.5707963267949) translate (1.7cm 19.6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99" draw:text-style-name="P14" draw:layer="layout" svg:x1="21.7cm" svg:y1="5.271cm" svg:x2="21.7cm" svg:y2="8.471cm">
            <text:p/>
          </draw:line>
          <draw:line draw:style-name="gr100" draw:text-style-name="P14" draw:layer="layout" svg:x1="25.3cm" svg:y1="14.071cm" svg:x2="12.5cm" svg:y2="14.071cm">
            <text:p/>
          </draw:line>
          <draw:line draw:style-name="gr100" draw:text-style-name="P14" draw:layer="layout" svg:x1="11.7cm" svg:y1="14.071cm" svg:x2="4.5cm" svg:y2="14.071cm">
            <text:p/>
          </draw:line>
          <draw:line draw:style-name="gr100" draw:text-style-name="P14" draw:layer="layout" svg:x1="25.3cm" svg:y1="13.271cm" svg:x2="12.9cm" svg:y2="13.271cm">
            <text:p/>
          </draw:line>
          <draw:line draw:style-name="gr100" draw:text-style-name="P14" draw:layer="layout" svg:x1="12.1cm" svg:y1="13.271cm" svg:x2="5.3cm" svg:y2="13.271cm">
            <text:p/>
          </draw:line>
          <draw:line draw:style-name="gr100" draw:text-style-name="P14" draw:layer="layout" svg:x1="11.7cm" svg:y1="18.871cm" svg:x2="2.1cm" svg:y2="18.871cm">
            <text:p/>
          </draw:line>
          <draw:line draw:style-name="gr100" draw:text-style-name="P14" draw:layer="layout" svg:x1="28.1cm" svg:y1="18.871cm" svg:x2="12.1cm" svg:y2="18.871cm">
            <text:p/>
          </draw:line>
          <draw:line draw:style-name="gr100" draw:text-style-name="P14" draw:layer="layout" svg:x1="28.5cm" svg:y1="19.671cm" svg:x2="2.1cm" svg:y2="19.671cm">
            <text:p/>
          </draw:line>
          <draw:custom-shape draw:style-name="gr103" draw:text-style-name="P25" draw:layer="layout" svg:width="28.4cm" svg:height="16cm" svg:x="0.5cm" svg:y="4.471cm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2" draw:layer="layout" svg:width="3.2cm" svg:height="0.4cm" draw:transform="rotate (1.5707963267949) translate (28.1cm 18.0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1" draw:text-style-name="P2" draw:layer="layout" svg:width="2.8cm" svg:height="0.4cm" draw:transform="rotate (1.5707963267949) translate (28.1cm 11.6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1" draw:text-style-name="P2" draw:layer="layout" svg:width="2.8cm" svg:height="0.4cm" draw:transform="rotate (1.5707963267949) translate (1.7cm 18.0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100" draw:text-style-name="P14" draw:layer="layout" svg:x1="11.7cm" svg:y1="14.071cm" svg:x2="4.5cm" svg:y2="14.071cm">
            <text:p/>
          </draw:line>
          <draw:line draw:style-name="gr100" draw:text-style-name="P14" draw:layer="layout" svg:x1="12.1cm" svg:y1="13.271cm" svg:x2="5.7cm" svg:y2="13.271cm">
            <text:p/>
          </draw:line>
          <draw:line draw:style-name="gr99" draw:text-style-name="P14" draw:layer="layout" svg:x1="8.9cm" svg:y1="11.671cm" svg:x2="15.3cm" svg:y2="14.871cm">
            <text:p/>
          </draw:line>
          <draw:line draw:style-name="gr100" draw:text-style-name="P14" draw:layer="layout" svg:x1="12.5cm" svg:y1="10.071cm" svg:x2="16.5cm" svg:y2="8.071cm">
            <text:p/>
          </draw:line>
          <draw:line draw:style-name="gr100" draw:text-style-name="P14" draw:layer="layout" svg:x1="6.1cm" svg:y1="13.271cm" svg:x2="11.7cm" svg:y2="10.471cm">
            <text:p/>
          </draw:line>
          <draw:line draw:style-name="gr100" draw:text-style-name="P14" draw:layer="layout" svg:x1="2.1cm" svg:y1="15.271cm" svg:x2="4.5cm" svg:y2="14.071cm">
            <text:p/>
          </draw:line>
          <draw:line draw:style-name="gr99" draw:text-style-name="P14" draw:layer="layout" svg:x1="21.7cm" svg:y1="11.671cm" svg:x2="28.1cm" svg:y2="14.871cm">
            <text:p/>
          </draw:line>
          <draw:line draw:style-name="gr99" draw:text-style-name="P14" draw:layer="layout" svg:x1="15.3cm" svg:y1="14.871cm" svg:x2="21.7cm" svg:y2="11.671cm">
            <text:p/>
          </draw:line>
        </draw:g>
        <draw:g>
          <draw:custom-shape draw:style-name="gr104" draw:text-style-name="P19" draw:layer="layout" svg:width="1.2cm" svg:height="1.2cm" draw:transform="rotate (-1.5707963267949) translate (18.9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9" draw:layer="layout" svg:width="2.4cm" svg:height="1.2cm" draw:transform="rotate (-1.5707963267949) translate (4.5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9" draw:layer="layout" svg:width="1.6cm" svg:height="1.2cm" draw:transform="rotate (-1.5707963267949) translate (20.5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9" draw:layer="layout" svg:width="1.6cm" svg:height="1.2cm" draw:transform="rotate (-1.5707963267949) translate (26.5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9" draw:layer="layout" svg:width="2.4cm" svg:height="1.2cm" draw:transform="rotate (-1.5707963267949) translate (10.9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9" draw:layer="layout" svg:width="1.2cm" svg:height="1.2cm" draw:transform="rotate (-1.5707963267949) translate (26.9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9" draw:layer="layout" svg:width="1.2cm" svg:height="1.2cm" draw:transform="rotate (-1.5707963267949) translate (20.5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9" draw:layer="layout" svg:width="1.6cm" svg:height="1.2cm" draw:transform="rotate (-1.5707963267949) translate (17.3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9" draw:layer="layout" svg:width="2.4cm" svg:height="1.2cm" draw:transform="rotate (-1.5707963267949) translate (6.1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9" draw:layer="layout" svg:width="2.4cm" svg:height="1.2cm" draw:transform="rotate (-1.5707963267949) translate (7.7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9" draw:layer="layout" svg:width="1.6cm" svg:height="1.2cm" draw:transform="rotate (-1.5707963267949) translate (23.7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9" draw:layer="layout" svg:width="1.6cm" svg:height="1.2cm" draw:transform="rotate (-1.5707963267949) translate (18.9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9" draw:layer="layout" svg:width="1.6cm" svg:height="1.2cm" draw:transform="rotate (-1.5707963267949) translate (26.5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6" draw:layer="layout" svg:width="2cm" svg:height="4cm" svg:x="22.1cm" svg:y="14.871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19" draw:layer="layout" svg:width="1.2cm" svg:height="1.2cm" draw:transform="rotate (-1.5707963267949) translate (17.3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9" draw:layer="layout" svg:width="1.2cm" svg:height="1.2cm" draw:transform="rotate (-1.5707963267949) translate (14.1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42" draw:text-style-name="P27" draw:layer="layout" svg:width="6.399cm" svg:height="4.4cm" svg:x="21.695cm" svg:y="14.071cm">
            <text:p text:style-name="P10"><text:span text:style-name="T2">Entr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3" draw:text-style-name="P32" draw:layer="layout" svg:width="8.4cm" svg:height="4.4cm" svg:x="12.5cm" svg:y="14.071cm">
            <text:p text:style-name="P10"><text:span text:style-name="T2">Slaapkam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4" draw:text-style-name="P32" draw:layer="layout" svg:width="6.801cm" svg:height="4.4cm" svg:x="4.494cm" svg:y="14.071cm">
            <text:p text:style-name="P10"><text:span text:style-name="T2">Woonkamer /</text:span></text:p>
            <text:p text:style-name="P10"><text:span text:style-name="T3">Muziekkam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5" draw:text-style-name="P32" draw:layer="layout" svg:width="9.6cm" svg:height="4.4cm" svg:x="15.3cm" svg:y="8.471cm">
            <text:p text:style-name="P10"><text:span text:style-name="T2">Slaapkam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6" draw:text-style-name="P32" draw:layer="layout" svg:width="2.8cm" svg:height="5.6cm" svg:x="25.3cm" svg:y="8.471cm">
            <text:p text:style-name="P10"><text:span text:style-name="T2">trap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7" draw:text-style-name="P33" draw:layer="layout" svg:width="6.4cm" svg:height="3.2cm" draw:transform="rotate (-3.14159265358979) translate (12.5cm 13.271cm)">
            <text:p text:style-name="P10"><text:span text:style-name="T2">Dakterras</text:span></text:p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48" draw:text-style-name="P32" draw:layer="layout" svg:width="1.6cm" svg:height="3.6cm" svg:x="2.899cm" svg:y="14.871cm">
            <text:p text:style-name="P10"><text:span text:style-name="T2"/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9" draw:text-style-name="P27" draw:layer="layout" svg:width="2.4cm" svg:height="3.2cm" svg:x="12.9cm" svg:y="9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28" draw:layer="layout" svg:width="2.4cm" svg:height="1.2cm" draw:transform="rotate (-3.14159265358979) translate (15.3cm 9.671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15" draw:text-style-name="P28" draw:layer="layout" svg:width="1.6cm" svg:height="0.8cm" draw:transform="rotate (-3.14159265358979) translate (4.5cm 14.871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line draw:style-name="gr151" draw:text-style-name="P14" draw:layer="layout" svg:x1="21.7cm" svg:y1="5.183cm" svg:x2="28.9cm" svg:y2="8.783cm">
            <text:p/>
          </draw:line>
          <draw:line draw:style-name="gr151" draw:text-style-name="P14" draw:layer="layout" svg:x1="0.9cm" svg:y1="15.583cm" svg:x2="21.7cm" svg:y2="5.183cm">
            <text:p/>
          </draw:line>
          <draw:custom-shape draw:style-name="gr119" draw:text-style-name="P30" draw:layer="layout" svg:width="28.7cm" svg:height="16cm" svg:x="0.5cm" svg:y="4.471cm">
            <text:p/>
            <draw:enhanced-geometry svg:viewBox="0 0 21600 21600" draw:type="rectangle" draw:enhanced-path="M 0 0 L 21600 0 21600 21600 0 21600 0 0 Z N"/>
          </draw:custom-shape>
        </draw:g>
        <draw:frame draw:style-name="gr82" draw:text-style-name="P18" draw:layer="layout" svg:width="0.502cm" svg:height="1.187cm" svg:x="19.3cm" svg:y="14.383cm">
          <draw:text-box>
            <text:p/>
          </draw:text-box>
        </draw:frame>
      </draw:page>
      <draw:page draw:name="page8" draw:style-name="dp1" draw:master-page-name="Default">
        <draw:frame draw:style-name="gr82" draw:text-style-name="P18" draw:layer="layout" svg:width="0.502cm" svg:height="1.187cm" svg:x="18.9cm" svg:y="14.471cm">
          <draw:text-box>
            <text:p/>
          </draw:text-box>
        </draw:frame>
        <draw:g>
          <draw:g>
            <draw:custom-shape draw:style-name="gr152" draw:text-style-name="P22" draw:layer="layout" svg:width="3.2cm" svg:height="9.6cm" draw:transform="rotate (1.5707963267949) translate (8.1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3" draw:text-style-name="P22" draw:layer="layout" svg:width="3.2cm" svg:height="16cm" draw:transform="rotate (1.5707963267949) translate (1.7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4" draw:text-style-name="P22" draw:layer="layout" svg:width="3.2cm" svg:height="6.4cm" draw:transform="rotate (1.5707963267949) translate (1.7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5" draw:text-style-name="P22" draw:layer="layout" svg:width="3.2cm" svg:height="3.2cm" draw:transform="rotate (1.5707963267949) translate (14.5cm 18.0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6" draw:text-style-name="P2" draw:layer="layout" svg:width="3.2cm" svg:height="6.4cm" draw:transform="rotate (1.5707963267949) translate (1.7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5" draw:text-style-name="P22" draw:layer="layout" svg:width="3.2cm" svg:height="12.8cm" draw:transform="rotate (1.5707963267949) translate (1.7cm 18.0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8" draw:text-style-name="P2" draw:layer="layout" svg:width="3.2cm" svg:height="12.8cm" draw:transform="rotate (1.5707963267949) translate (1.7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6" draw:text-style-name="P2" draw:layer="layout" svg:width="3.2cm" svg:height="9.6cm" draw:transform="rotate (1.5707963267949) translate (8.1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7" draw:text-style-name="P24" draw:layer="layout" svg:width="1.6cm" svg:height="16cm" draw:transform="rotate (1.5707963267949) translate (1.7cm 19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00" draw:text-style-name="P14" draw:layer="layout" svg:x1="2.1cm" svg:y1="14.071cm" svg:x2="17.3cm" svg:y2="14.071cm">
              <text:p/>
            </draw:line>
            <draw:line draw:style-name="gr100" draw:text-style-name="P14" draw:layer="layout" svg:x1="2.1cm" svg:y1="13.271cm" svg:x2="17.3cm" svg:y2="13.271cm">
              <text:p/>
            </draw:line>
            <draw:line draw:style-name="gr100" draw:text-style-name="P14" draw:layer="layout" svg:x1="2.1cm" svg:y1="18.871cm" svg:x2="17.3cm" svg:y2="18.871cm">
              <text:p/>
            </draw:line>
            <draw:line draw:style-name="gr100" draw:text-style-name="P14" draw:layer="layout" svg:x1="1.3cm" svg:y1="19.671cm" svg:x2="18.1cm" svg:y2="19.671cm">
              <text:p/>
            </draw:line>
            <draw:custom-shape draw:style-name="gr158" draw:text-style-name="P2" draw:layer="layout" svg:width="3.2cm" svg:height="3.2cm" draw:transform="rotate (1.5707963267949) translate (14.5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59" draw:text-style-name="P19" draw:layer="layout" svg:width="2cm" svg:height="1.2cm" draw:transform="rotate (-1.5707963267949) translate (11.3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59" draw:text-style-name="P19" draw:layer="layout" svg:width="2cm" svg:height="1.2cm" draw:transform="rotate (-1.5707963267949) translate (6.9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5" draw:text-style-name="P19" draw:layer="layout" svg:width="1.6cm" svg:height="1.2cm" draw:transform="rotate (-1.5707963267949) translate (6.9cm 9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5" draw:text-style-name="P19" draw:layer="layout" svg:width="1.6cm" svg:height="1.2cm" draw:transform="rotate (-1.5707963267949) translate (4.5cm 9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59" draw:text-style-name="P19" draw:layer="layout" svg:width="2cm" svg:height="1.2cm" draw:transform="rotate (-1.5707963267949) translate (4.5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5" draw:text-style-name="P19" draw:layer="layout" svg:width="1.6cm" svg:height="1.2cm" draw:transform="rotate (-1.5707963267949) translate (13.7cm 9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59" draw:text-style-name="P19" draw:layer="layout" svg:width="2cm" svg:height="1.2cm" draw:transform="rotate (-1.5707963267949) translate (9.3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5" draw:text-style-name="P19" draw:layer="layout" svg:width="1.6cm" svg:height="1.2cm" draw:transform="rotate (-1.5707963267949) translate (16.1cm 9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59" draw:text-style-name="P19" draw:layer="layout" svg:width="2cm" svg:height="1.2cm" draw:transform="rotate (-1.5707963267949) translate (13.7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59" draw:text-style-name="P19" draw:layer="layout" svg:width="2cm" svg:height="1.2cm" draw:transform="rotate (-1.5707963267949) translate (16.1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7" draw:text-style-name="P26" draw:layer="layout" svg:width="2cm" svg:height="4cm" svg:x="9.7cm" svg:y="9.27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60" draw:text-style-name="P27" draw:layer="layout" svg:width="14.4cm" svg:height="4.4cm" svg:x="2.5cm" svg:y="14.071cm">
            <text:p text:style-name="P10"><text:span text:style-name="T2">Woonkamer/Muziek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27" draw:layer="layout" svg:width="7.2cm" svg:height="4.4cm" svg:x="9.3cm" svg:y="8.471cm">
            <text:p text:style-name="P10"><text:span text:style-name="T2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2" draw:text-style-name="P27" draw:layer="layout" svg:width="12.8cm" svg:height="0.4cm" svg:x="3.3cm" svg:y="12.471cm">
            <text:p text:style-name="P10"><text:span text:style-name="T2">Dakterra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27" draw:layer="layout" svg:width="6cm" svg:height="4.4cm" svg:x="2.9cm" svg:y="8.471cm">
            <text:p text:style-name="P10"><text:span text:style-name="T2">Kachel/</text:span></text:p>
            <text:p text:style-name="P10"><text:span text:style-name="T2">Berg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64" draw:text-style-name="P31" draw:layer="layout" svg:width="17.6cm" svg:height="3.6cm" svg:x="0.9cm" svg:y="4.871cm">
              <text:p/>
              <draw:enhanced-geometry svg:viewBox="0 0 21600 21600" draw:type="rectangle" draw:enhanced-path="M 0 0 L 21600 0 21600 21600 0 21600 0 0 Z N"/>
            </draw:custom-shape>
            <draw:custom-shape draw:style-name="gr165" draw:text-style-name="P31" draw:layer="layout" svg:width="17.6cm" svg:height="3.2cm" svg:x="0.9cm" svg:y="12.071cm">
              <text:p/>
              <draw:enhanced-geometry svg:viewBox="0 0 21600 21600" draw:type="rectangle" draw:enhanced-path="M 0 0 L 21600 0 21600 21600 0 21600 0 0 Z N"/>
            </draw:custom-shape>
            <draw:custom-shape draw:style-name="gr166" draw:text-style-name="P31" draw:layer="layout" svg:width="2cm" svg:height="3.6cm" svg:x="0.9cm" svg:y="8.471cm">
              <text:p/>
              <draw:enhanced-geometry svg:viewBox="0 0 21600 21600" draw:type="rectangle" draw:enhanced-path="M 0 0 L 21600 0 21600 21600 0 21600 0 0 Z N"/>
            </draw:custom-shape>
            <draw:custom-shape draw:style-name="gr166" draw:text-style-name="P31" draw:layer="layout" svg:width="2cm" svg:height="3.6cm" svg:x="16.5cm" svg:y="8.471cm">
              <text:p/>
              <draw:enhanced-geometry svg:viewBox="0 0 21600 21600" draw:type="rectangle" draw:enhanced-path="M 0 0 L 21600 0 21600 21600 0 21600 0 0 Z N"/>
            </draw:custom-shape>
            <draw:custom-shape draw:style-name="gr167" draw:text-style-name="P34" draw:layer="layout" svg:width="2cm" svg:height="2.4cm" svg:x="15.7cm" svg:y="5.271cm">
              <text:p/>
              <draw:enhanced-geometry svg:viewBox="0 0 21600 21600" draw:type="rectangle" draw:enhanced-path="M 0 0 L 21600 0 21600 21600 0 21600 0 0 Z N"/>
            </draw:custom-shape>
            <draw:custom-shape draw:style-name="gr167" draw:text-style-name="P34" draw:layer="layout" svg:width="2cm" svg:height="2.4cm" svg:x="12.9cm" svg:y="5.271cm">
              <text:p/>
              <draw:enhanced-geometry svg:viewBox="0 0 21600 21600" draw:type="rectangle" draw:enhanced-path="M 0 0 L 21600 0 21600 21600 0 21600 0 0 Z N"/>
            </draw:custom-shape>
            <draw:custom-shape draw:style-name="gr167" draw:text-style-name="P34" draw:layer="layout" svg:width="2cm" svg:height="2.4cm" svg:x="10.1cm" svg:y="5.271cm">
              <text:p/>
              <draw:enhanced-geometry svg:viewBox="0 0 21600 21600" draw:type="rectangle" draw:enhanced-path="M 0 0 L 21600 0 21600 21600 0 21600 0 0 Z N"/>
            </draw:custom-shape>
            <draw:custom-shape draw:style-name="gr167" draw:text-style-name="P34" draw:layer="layout" svg:width="2cm" svg:height="2.4cm" svg:x="7.3cm" svg:y="5.271cm">
              <text:p/>
              <draw:enhanced-geometry svg:viewBox="0 0 21600 21600" draw:type="rectangle" draw:enhanced-path="M 0 0 L 21600 0 21600 21600 0 21600 0 0 Z N"/>
            </draw:custom-shape>
            <draw:custom-shape draw:style-name="gr167" draw:text-style-name="P34" draw:layer="layout" svg:width="2cm" svg:height="2.4cm" svg:x="4.5cm" svg:y="5.271cm">
              <text:p/>
              <draw:enhanced-geometry svg:viewBox="0 0 21600 21600" draw:type="rectangle" draw:enhanced-path="M 0 0 L 21600 0 21600 21600 0 21600 0 0 Z N"/>
            </draw:custom-shape>
            <draw:custom-shape draw:style-name="gr167" draw:text-style-name="P34" draw:layer="layout" svg:width="2cm" svg:height="2.4cm" svg:x="1.7cm" svg:y="5.271cm">
              <text:p/>
              <draw:enhanced-geometry svg:viewBox="0 0 21600 21600" draw:type="rectangle" draw:enhanced-path="M 0 0 L 21600 0 21600 21600 0 21600 0 0 Z N"/>
            </draw:custom-shape>
            <draw:custom-shape draw:style-name="gr167" draw:text-style-name="P34" draw:layer="layout" svg:width="2cm" svg:height="2.4cm" svg:x="1.7cm" svg:y="12.471cm">
              <text:p/>
              <draw:enhanced-geometry svg:viewBox="0 0 21600 21600" draw:type="rectangle" draw:enhanced-path="M 0 0 L 21600 0 21600 21600 0 21600 0 0 Z N"/>
            </draw:custom-shape>
            <draw:custom-shape draw:style-name="gr167" draw:text-style-name="P34" draw:layer="layout" svg:width="2cm" svg:height="2.4cm" svg:x="4.5cm" svg:y="12.471cm">
              <text:p/>
              <draw:enhanced-geometry svg:viewBox="0 0 21600 21600" draw:type="rectangle" draw:enhanced-path="M 0 0 L 21600 0 21600 21600 0 21600 0 0 Z N"/>
            </draw:custom-shape>
            <draw:custom-shape draw:style-name="gr167" draw:text-style-name="P34" draw:layer="layout" svg:width="2cm" svg:height="2.4cm" svg:x="7.3cm" svg:y="12.471cm">
              <text:p/>
              <draw:enhanced-geometry svg:viewBox="0 0 21600 21600" draw:type="rectangle" draw:enhanced-path="M 0 0 L 21600 0 21600 21600 0 21600 0 0 Z N"/>
            </draw:custom-shape>
            <draw:custom-shape draw:style-name="gr167" draw:text-style-name="P34" draw:layer="layout" svg:width="2cm" svg:height="2.4cm" svg:x="10.1cm" svg:y="12.471cm">
              <text:p/>
              <draw:enhanced-geometry svg:viewBox="0 0 21600 21600" draw:type="rectangle" draw:enhanced-path="M 0 0 L 21600 0 21600 21600 0 21600 0 0 Z N"/>
            </draw:custom-shape>
            <draw:custom-shape draw:style-name="gr167" draw:text-style-name="P34" draw:layer="layout" svg:width="2cm" svg:height="2.4cm" svg:x="12.9cm" svg:y="12.471cm">
              <text:p/>
              <draw:enhanced-geometry svg:viewBox="0 0 21600 21600" draw:type="rectangle" draw:enhanced-path="M 0 0 L 21600 0 21600 21600 0 21600 0 0 Z N"/>
            </draw:custom-shape>
            <draw:custom-shape draw:style-name="gr167" draw:text-style-name="P34" draw:layer="layout" svg:width="2cm" svg:height="2.4cm" svg:x="15.7cm" svg:y="12.471cm">
              <text:p/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900" draw:border="0%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000000" draw:distance="0.1cm" draw:rotation="180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71cm" fo:margin-bottom="0.5cm" fo:margin-left="0.5cm" fo:margin-right="0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23:55:28.274565553</meta:creation-date>
    <meta:editing-duration>P1DT14H46M1S</meta:editing-duration>
    <meta:editing-cycles>160</meta:editing-cycles>
    <meta:generator>LibreOffice/5.0.2.2$Linux_X86_64 LibreOffice_project/00m0$Build-2</meta:generator>
    <dc:date>2017-01-10T20:42:22.679946352</dc:date>
    <meta:print-date>2017-01-10T01:28:17.096601845</meta:print-date>
    <meta:document-statistic meta:object-count="687"/>
  </office:meta>
</office:document-meta>
</file>